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7575in"/>
    </style:style>
    <style:style style:name="co2" style:family="table-column">
      <style:table-column-properties fo:break-before="auto" style:column-width="6.5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9.66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ADHelpInsightsData-Upda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ttps://help.alibre.com/articles/#!alibre-help-v27/2d-drawing-best-practi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-dimensions-notes-and-text-not-displaying-correct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creating-2d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drawing-explorer-ic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drawing-markup-mo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listing-the-constituents-of-an-assembly-or-2d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opening-a-drawing-that-references-missing-ite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opening-an-existing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optimizing-the-drawing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printing-2d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saving-a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selecting-items-in-a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setting-a-projection-metho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about-the-drawing-process-the-drawing-explor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centerli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datu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datum-targe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edge-toleran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feature-control-fram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ha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not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surface-finis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theoretical-intersec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annotations-wel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enterlines-and-centermark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enterlines-and-centermarks-deleting-centerlines-and-ce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enterlines-and-centermarks-inserting-centerlines-and-ce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enterlines-and-centermarks-modifying-centerlines-and-ce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hanging-annot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hanging-text-siz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opying-and-pasting-annot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creating-a-custom-symbo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editing-a-hole-callou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editing-and-deleting-annot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editing-an-external-thread-callou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exploding-a-symbo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inserting-custom-symbo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inserting-symbo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placing-annotation-leader-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view-annot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etailing-annotations-and-gdt-view-tit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dimensions-changing-dimension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dimensions-dimension-sty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lay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layers-adding-and-deleting-a-lay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layers-changing-layer-attribu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layers-changing-the-style-of-a-figure-dimension-or-annot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layers-choosing-a-lay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layers-overriding-layer-styles-for-specific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shee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sheets-changing-the-default-view-sca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sheets-inserting-and-deleting-shee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sheets-line-display-i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sheets-reordering-and-renaming-shee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sheets-viewing-different-shee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hanging-a-template-after-creating-a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hoosing-a-templat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onflicting-dimension-sty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onflicting-entity-lay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-automatically-filling-title-block-inform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-changing-custom-templa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-creating-a-custom-templat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-creating-a-custom-template-symbo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-inserting-images-in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-saving-and-using-a-custom-template-as-a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custom-templates-using-a-custom-template-symbo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edit-text-fields-dialog-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fiel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fields-changing-field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fields-changing-text-siz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fields-creating-fiel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fields-managing-design-property-value-fiel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fill-in-text-dialog-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labe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labels-creating-labe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templates-using-a-standard-templat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depedent-views-broke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dependent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dependent-views-auxiliary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dependent-views-detail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dependent-views-partial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dependent-views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aligned-half-sectio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broken-out-sectio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e-options-in-section-views-chang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ing-options-in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ing-options-in-section-views-chang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ing-options-in-section-views-changi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ing-options-in-section-views-edi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ing-options-in-section-views-redefi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ing-options-in-section-views-renami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changing-options-in-section-views-unsecti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removed-sectio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revolved-sectio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engineering-views-section-views-standard-sectio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standard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standard-views-dimensions-in-draft-and-shaded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standard-views-inserting-additional-standard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standard-views-inserting-a-flat-patter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standard-views-inserting-an-exploded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standard-views-segment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standard-views-standard-views-compared-to-draft-and-shaded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changing-the-scale-of-a-drawing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changing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deleting-views-from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displaying-hidden-and-tangent-lines-i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hiding-parts-in-a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hiding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isolating-and-showing-all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lasso-behavi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moving-a-view-to-another-sheet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moving-a-view-within-a-shee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selecting-drawing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drawing-views-working-with-sheets-and-views-updating-drawing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in-place-edi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in-place-editing-change-lay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in-place-editing-dimension-style-contro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in-place-editing-edge-manageme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in-place-editing-reposition-dimens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in-place-editing-view-manageme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adding-reference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aligning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chamfer-dimens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dimensioning-slots-and-ho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dimensioning-to-centerlines-and-hidden-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displaying-thread-callouts-and-cosmetic-threa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external-thread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foreshortenend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foreshortenend-dimensions-gap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foreshortenend-dimensions-linear-foreshortened-dimens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foreshortenend-dimensions-radial-foreshortened-dimensio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internal-thread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-dimensions-ordinate-dimension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s-drawing-grid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s-sketching-in-a-drawing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sketching-in-drawings-view-and-sheet-boundar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tab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tables-creating-tab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tables-creating-tables-from-csv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tables-editing-table-conte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tables-exporting-tables-to-csv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drawings-tables-modifying-and-deleting-tab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pdf-publis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-shape-tool-double-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-shape-tool-obroun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-shape-tool-rectang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-shape-tool-rectangle-radius-corn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-shape-tool-roun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-shape-tool-single-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2d-sketching-shape-tool-squar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3d-pdf-publis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3d-section-view-typ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3d-sketch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3d-sketch-constraint-over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ccessing-the-dynamic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ccessing-the-excel-add-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cknowledgme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ctivateofflinelicen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ctivation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ctivation-was-not-successfu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ctive-vs-inactive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ing-custom-properties-to-a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ing-da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ing-numb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ing-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ing-parts-to-tool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ing-standard-design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ing-to-the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part-to-catalog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revision-information-to-a-2d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text-to-a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to-library-best-practi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to-library-parameter-defini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to-library-paramsele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to-library-selecting-a-loc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to-library-simple-text-and-numeric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d-to-library-user-inpu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dvanced-driven-catalog-parameter-val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libre-script-examp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libre-shuts-down-when-i-open-a-file-or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libre-tool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libre-vaul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libre-vault-saving-to-alibre-vaul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llowances-permitted-with-tangent-gui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ll-worksp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nalyze-sketch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constraints-constraint-modes-manual-constraint-mo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constraints-types-of-assembly-constraints-anchor-constrai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constraints-types-of-assembly-constraints-over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design-inter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features-cut-extru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features-ho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assembly-features-updating-parts-in-an-assembly-with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creating-and-saving-a-new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exploded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exploded-views-auto-explode-mo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exploded-views-exploded-view-step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exploded-views-managing-exploded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exploded-views-manual-explode-mo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interferen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listing-constituents-of-an-assembly-or-2d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opening-and-modifying-an-existing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replacing-compone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rolled-back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simulating-physical-motion-in-an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assemblies-controlling-parts-and-sub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assemblies-flexible-sub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circular-sub-assembly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creating-new-parts-in-an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editing-mirror-compone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editing-parts-and-subassemblies-in-an-assembly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inserting-duplicate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inserting-parts-and-sub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joining-parts-and-removing-materi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linear-sub-assembly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manipulating-a-part-or-subassembly-with-precise-placem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mirror-component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selecting-and-deleting-parts-and-sub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ies-working-with-parts-in-assemblies-showing-part-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y-best-practi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y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y-design-knowledge-ba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y-design-methodolog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y-ribbon-inter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assembly-scrip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-configure-the-colum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est-practi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creating-a-custom-bom-templat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creating-a-new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entering-bom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inserting-a-bom-view-into-a-2d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linking-a-bom-to-a-2d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summary-bo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adding-a-colum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adding-a-r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adjusting-column-header-and-data-alignme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changing-a-table-display-orient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customizing-header-and-data-font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deleting-a-colum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deleting-a-r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exporting-a-bill-of-materia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hiding-a-r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modifying-the-style-of-a-ta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moving-rows-and-columns-in-a-ta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overriding-design-val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printing-a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resequencing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resizing-rows-and-colum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sorting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in-a-bom-workspace-updating-table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adding-callout-ballo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deleting-a-table-from-a-shee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editing-a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hiding-a-bom-ta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moving-a-bom-ta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moving-a-bom-table-to-another-shee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splitting-a-bom-ta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ill-of-materials-boms-working-with-a-bom-in-a-2d-drawing-unlinking-a-bom-from-a-2d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olt-creat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ornondate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bottom-up-desig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alculating-length-of-curv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annot-launch-alibre-atom3d-after-extended-trial-expi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an-t-activate-alibre-design-could-it-be-my-firewal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ap-screw-iso-4762-bol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-create-the-3d-mode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enter-of-mas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hange-power-settings-to-maintain-gpu-conne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hange-the-row-and-column-line-sty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loring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mmon-centerline-guide-proble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nfigure-alibre-design-to-activate-via-a-proxy-serv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nnect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nstraint-geometry-matri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ntinuetri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py-ske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re-concepts-of-bom-in-dra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re-user-interface-eleme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smetic-thread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osmetic-thread-represent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a-3d-part-from-an-imported-2d-dxf-or-dw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a-3d-part-from-an-imported-svg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an-assembly-configur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and-modify-global-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a-new-configur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a-summation-colum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a-summation-r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custom-2d-drawing-templa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custom-threads-in-versions-prior-to-v25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e-reference-planes-axes-and-po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ing-a-3d-sketch-with-a-spline-and-an-arc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ing-a-cylinder-between-two-po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ing-and-manipulating-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ing-a-realtime-3d-sectio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ing-the-excel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reating-the-part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urved-gril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ustomizations-for-high-resolution-display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ustomize-keyboard-shortcu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ustomizing-tool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custom-values-and-settings-wind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fault-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leting-parts-and-sub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leting-sketch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and-data-manageme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assembly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assembly-configurations-editing-assembly-configuration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assembly-configurations-inserting-part-and-subassembly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assembly-configurations-missing-design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assembly-configurations-using-configurations-in-assembly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part-and-sheet-metal-configurations-editing-part-configuration-prop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part-and-sheet-metal-configurations-regenerating-design-configuratio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part-and-sheet-metal-configurations-using-the-equation-editor-with-c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creating-part-and-sheet-metal-part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using-configurations-in-2d-drawings-and-bo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using-configurations-in-2d-drawings-and-boms-using-configurations-in-a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figurations-using-configurations-in-2d-drawings-and-boms-using-configurations-in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esign-considerations-for-the-dynamic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imension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isplay-iss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lg-library-duplicates-messag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lg-material-duplicates-messag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raft-or-shaded-views-are-not-available-for-the-selected-design-standard-views-will-be-creat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rop-down-lis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-test-the-3d-mode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xdiag-and-msinfo32-lo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dynamic-part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ffect-of-normal-direction-when-lofting-to-a-poi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nclosur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nd-typ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quation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rror-reading-from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-save-the-3d-mode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veryone-loves-a-slink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xport-import-sv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xpor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exporting-parts-for-render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ace-colo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ace-take-off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-driven-catalog-parameter-val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feature-and-topology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feature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feature-patterns-creating-circular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feature-patterns-creating-linear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feature-patterns-creating-path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mirroring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topology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topology-patterns-creating-circular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copying-existing-items-topology-patterns-creating-linear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catalog-featur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catalog-feature-saving-and-inserting-catalog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chamf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chamfers-3d-chamfered-ed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chamfers-3d-chamfered-verti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design-boolean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direct-edi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direct-editing-remove-tool-removing-model-pie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drafts-creating-draf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external-cosmetic-threa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external-cosmetic-threads-creating-an-external-threa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external-cosmetic-threads-thread-lis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extru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extrusions-boss-extru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extrusions-cuts-and-thin-wall-cut-extru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fillets-3d-fille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helical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helical-features-boss-helic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helical-features-cut-helic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ho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holes-creating-ho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holes-hole-prese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lof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lofts-boss-lof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lofts-cut-lof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move-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offset-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projec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remove-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revolu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revolutions-boss-revolu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revolutions-cut-and-thin-wall-cut-revolu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scaling-and-mirroring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shelling-creating-a-shel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sweep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sweeps-boss-and-thin-boss-sweep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sweeps-cut-and-thin-cut-sweep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textured-threads-legacy-warn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tracing-imag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standard-features-wrap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the-design-explor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the-design-explorer-identifying-failed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the-design-explorer-using-the-design-explor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s-working-with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eature-versus-topology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file-menu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ap-type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ar-examp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neral-knowledge-ba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nerate-design-item-sele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nerate-design-parameters-sele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nerating-designs-from-the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nerating-models-from-tool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desic-dome-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agic-vault-critical-notes-for-installation-or-modification-of-the-vaul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agic-vault-differences-between-the-vault-and-the-file-syste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agic-vault-enabling-or-disabling-saving-to-the-vaul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agic-vault-how-to-think-about-the-vaul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agic-vault-opening-items-from-geomagic-vaul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agic-vault-what-is-meta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agic-vault-where-to-find-extensive-vault-help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ometry-integrit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tlicensestatus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tlicensestatusunknownerr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tpassivelicensestatus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etting-user-inpu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-creating-global-parameter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-creating-global-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-examp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-updating-desig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-using-global-parameter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-using-global-parameter-files-with-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s-using-global-parameter-files-with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lobal-parameter-workspace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rid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uidelines-for-trouble-free-2d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uidelines-for-trouble-free-3d-part-design-2d-sketching-tip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uidelines-for-trouble-free-assembly-desig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guidelines-for-trouble-free-part-design-3d-features-impo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ardware-accelerated-gpu-schedul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elical-spr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ole-examp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ow-to-create-a-tri-axial-ellipsoi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ow-to-create-custom-view-orientations-for-2d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ow-to-expo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ow-to-reposition-a-part-in-the-parts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ow-to-show-or-hide-parts-and-sub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how-to-suppress-a-part-or-sub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ges-export-sett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-catalog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certficate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checking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export-file-typ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exporting-a-model-assembly-or-2d-drawing-to-an-autocad-forma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face-color-with-imported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import-file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importing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saving-imported-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ed-parts-supported-iges-enti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ing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-points-for-a-ske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-points-from-a-csv-file-rotate-them-and-connect-into-a-polyli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mport-scrip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put-types-dynamic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ert-a-duplicate-part-or-subassembly-by-click-dragg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ert-a-duplicate-part-or-subassembly-by-using-standard-menu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ert-a-duplicate-part-or-subassembly-by-using-the-right-click-menu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ert-an-existing-design-into-an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pecting-mode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tallation-knowledge-ba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talled-but-won-t-open-checking-dependenc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tall-network-license-serv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sufficient-privileges-to-access-alibre-script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trodu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valid-error-code-at-laun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nvalidlicenseke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issues-with-legacy-geomagic-licens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joint-creat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knowledge-ba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eactivationsucces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edateerr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e-initialization-was-not-successfu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einstalllimitreach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eleaseexpir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ereturnederr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ing-help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inginit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ing-knowledge-ba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censingload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ist-all-parts-in-an-assembly-and-sub-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cation-of-toolbox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cked-vs-unlocked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between-a-sketch-and-poi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ed-conne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examp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from-a-face-to-a-poi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ing-with-a-guide-curv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ing-with-global-and-local-gui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ing-with-tangency-control-guides-and-gap-typ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using-a-tangent-gui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with-centerline-gui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with-guides-and-tangency-contro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loft-with-non-planar-face-cross-se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anage-design-catalog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anaging-part-materia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anaging-the-libra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anipulating-a-part-or-sub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aterial-editor-help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idplane-extrus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bius-strip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del-and-sketch-performan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dify-an-exisiting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dify-an-existing-pa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ve-a-component-a-precise-distan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ve-or-rotate-a-component-with-free-dra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ve-or-rotate-a-component-with-free-drag-use-tria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ove-or-rotate-a-component-with-use-tria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sg-cannot-compute-center-of-mas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ulti-line-text-in-a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ultiple-gpu-warn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must-read-critical-ite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native-file-ext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newtrialavaila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no-new-vertices-op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nsl-license-backtim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object-reference-not-set-to-an-instance-of-an-object-err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obj-expo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off-line-activ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open-an-existing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ameters-with-uni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t-design-kb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t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t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t-generato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t-modeling-fold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rts-not-displaying-properly-in-assembly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ssivelicenseimporterr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ssivelicensinginit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assivelicensingload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df-writer-sett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erforman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hysical-properties-of-par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ocket-hole-creat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olygon-incirc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ecise-3d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eparing-models-for-render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3d-view-contro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3d-view-controls-orient-to-pla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3d-view-controls-perspective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3d-view-controls-view-histo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activating-add-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copy-and-past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dele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-auto-recove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-creating-a-part-in-an-assembly-worksp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-new-pa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-open-file-from-geomagic-vaul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-open-or-import-existing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-package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opening-and-saving-files-saving-a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removing-selection-in-dialog-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rotating-the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selec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selecting-advanced-select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selecting-selection-fil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selection-in-3d-environme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selection-in-sketch-mo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view-orient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duct-fundamentals-zooming-and-pann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file-and-sweep-pat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jec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mocodeinvaliderr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romotionexpir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bill-of-materials-to-pdf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other-2d-conte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to-a-pdf-publishing-a-model-to-htm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to-pdf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to-pdf-creating-a-pdf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to-pdf-pdf-templa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to-pdf-using-an-existing-pdf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ing-to-pdf-viewing-pdf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publish-to-pdf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assembly-worksp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bill-of-materials-worksp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drawing-worksp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global-parameters-worksp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model-ter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part-worksp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sheetmetal-worksp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the-design-explor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the-home-wind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quick-tour-the-ribbon-inter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ading-from-a-spreadshee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altime-3d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cove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covery-tip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ctangular-hollow-formed-pro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ference-geometry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lease-your-license-remote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naming-sketch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ndering-parts-in-keysho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etargeting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oll-up-bom-rows-into-a-single-r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otate-a-component-a-precise-ang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uled-op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run-the-verbose-log-for-install-trou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ample-desig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ave-an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aving-files-best-practi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caling-a-ske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elect-a-part-in-an-assembly-work-are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elect-a-part-in-a-subassembly-using-the-design-explor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electing-by-lay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elect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electing-parts-and-sub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ervo-ca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-cre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losed-corn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losed-corners-creating-closed-corn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losed-corners-modifying-closed-corn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ntour-base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ntour-base-flanges-creating-contour-base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ntour-base-flanges-modifying-contour-base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nvert-to-sheet-met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pying-existing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rner-chamf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rner-chamfers-creating-corner-chamf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rner-chamfers-modifying-corner-chamf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rner-roun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rner-rounds-creating-corner-roun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orner-rounds-modifying-corner-roun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reating-a-new-sheet-metal-pa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reating-unbent-sheet-met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u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uts-creating-cu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cuts-modifying-cu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dimp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dimples-creating-dimp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dimples-modifying-dimp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editing-sketch-ben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flanges-creating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flanges-intersecting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flanges-modifying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flat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ho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lofted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lofted-flanges-creating-circle-circle-lofted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lofted-flanges-creating-rectangle-circle-lofted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lofted-flanges-creating-rectangle-rectangle-lofted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lofted-flanges-modifying-lofted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miter-flan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modifying-rebent-sheet-met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opening-an-existing-sheet-metal-pa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reben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rebend-creating-rebent-sheet-met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sketch-ben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sketch-bends-creating-sketch-bend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sketch-bends-creating-sketch-bends-with-bend-relief-cu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sketch-bends-creating-sketch-bends-with-closed-2d-sketch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tab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tabs-creating-tab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tabs-modifying-tab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unben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eatures-unbend-modifying-unbent-sheet-met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et-metal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helf-using-global-parameters-to-make-quick-and-easy-edi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ide-by-side-install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imple-driven-catalog-parameter-val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implif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-constraint-over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-creation-and-analysi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circles-creating-and-deleting-circ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circles-editing-circ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circular-ar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circular-arcs-creating-and-deleting-circular-ar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circular-arcs-editing-circular-ar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ellips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ellipses-creating-and-deleting-ellips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ellipses-editing-ellips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elliptical-ar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elliptical-arcs-creating-and-deleting-elliptical-ar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elliptical-arcs-editing-elliptical-ar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lines-circ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lines-creating-and-deleting-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lines-editing-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no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nodes-creating-and-deleting-no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nodes-editing-no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polyg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polygons-creating-and-deleting-polyg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polygons-editing-polyg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projecting-to-a-ske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ctang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ctangles-creating-and-deleting-rectang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ctangles-editing-rectang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ference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ference-figures-creating-and-deleting-reference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ference-figures-creating-figures-by-entering-coordinat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ference-figures-creating-figures-by-entering-coordinates-1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reference-figures-editing-reference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spline-curv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spline-curves-creating-bsp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spline-curves-editing-sp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standard-sketch-shap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standard-sketch-shapes-editing-standard-sketch-shap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standard-sketch-shapes-standard-sketch-shape-pattern-typ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text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text-figures-creating-and-deleting-text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figures-text-figures-editing-text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-extend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-fillets-and-chamfers-on-sketch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-intersect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-mirror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-offsett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-sketch-figure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2d-sketch-operations-trimm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changing-the-base-sketch-of-a-featur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mov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2d-sketching-rotating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-coincident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-collinear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-fixed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-fixed-direction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-inferred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-parallel-and-perpendicular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constraints-tangent-continuous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figures-ar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figures-fille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figures-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figures-no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figures-project-to-3d-ske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3d-sketch-figures-sp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current-coordinate-system-and-elev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3d-sketching-dimensioning-3d-sketch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best-practi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coincident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collinear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concentric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coradial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equal-constrain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fixed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horizontal-and-vertical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inferred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inferred-constraints-configuring-inferred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inferred-constraints-inference-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inferred-constraints-midpoint-h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inferred-constraints-suspending-constraint-inferenc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intersection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midline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parallel-and-perpendicular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symmetric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constraints-tangent-constra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auto-dimensioning-a-ske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changing-sketch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deleting-sketch-figure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dimensioning-between-a-hole-and-an-edg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dimensioning-distances-or-angles-between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dimensioning-individual-fig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dimensioning-with-dof-callou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dimension-toleranc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driving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creating-and-deleting-equ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defining-consta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displaying-the-equation-edit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entering-equ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finding-equ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linking-dimension-val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modifying-equ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operators-and-symbol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equations-showing-or-hiding-equ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modifying-sketch-dimension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real-time-dimension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renaming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dimensions-slot-dimension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edit-sketch-dialog-bo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sketching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sketch-mo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sketch-mode-cursor-behavio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sketch-mode-customizing-the-sketch-mod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sketch-mode-sketching-on-a-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ing-snapping-a-view-to-a-working-pla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-mode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ketch-plane-changed-to-unexpected-loc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lice-a-pa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low-respon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preadsheet-driven-desig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preadsheet-driven-designs-relinking-a-spreadsheet-of-parameters-to-a-fi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preadsheet-driven-designs-setting-up-exce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preadsheet-driven-designs-using-a-spreadsheet-to-drive-desig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preadsheet-driven-designs-using-configurations-with-spreadsheet-driven-desig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quare-hollow-formed-pro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andard-sketch-shape-patter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art-a-new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arting-a-new-toolbox-par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1-manually-install-network-license-daem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1-option-b-simplified-install-of-network-daem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2-install-server-s-master-licen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3-install-produc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4-add-us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5-prepare-xml-fi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6-license-individual-machines-under-local-network-licens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ep-export-model-uni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tl-export-sett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pported-import-forma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ppression-options-catalog-parameter-val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pressing-unsupressing-and-removing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check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converting-a-solid-to-a-sur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creating-surfaces-from-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deleting-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insert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mov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scal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splitt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stitching-and-unstitch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thicken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trimming-a-solid-model-with-a-sur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urfacing-trimming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weep-basic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ystem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ystem-options-datafolder-help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system-requireme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he-assembly-workspace-design-explor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he-framework-of-projec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he-framework-of-wrap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he-ribb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hread-catalog-parameter-valu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hread-data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hread-data-customiz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ips-for-great-rend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oolbox-folder-ic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oolbox-folder-structur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ool-cutt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op-down-desig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ransfer-license-key-between-compu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ransferring-parts-to-keysho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rialactivationfail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rialexpir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riang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wist-minimiz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type-11-flanges-according-to-bs-en-1092-pn16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nderstanding-no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ndo-and-redo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nexpectedlicensestatu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ninstall-alibre-desig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ni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nlicensedoffli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nlicensedtrialunavailabl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eful-dialo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er-input-inter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erregistrationrequire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e-your-gpu-to-run-alibr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ing-a-gpu-with-keysho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ing-fields-to-auto-populate-data-from-the-model-to-the-drawing-shee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ing-menu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sing-planes-and-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utilit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view-cub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view-styles-over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ave-wash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hat-are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hat-are-global-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hy-does-draft-angle-stop-working-when-i-use-a-high-valu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hy-do-my-curved-features-appear-to-be-made-of-multiple-flat-sur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hy-do-my-dimensions-or-notes-not-show-up-nor-persist-in-2d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indows-10-october-update-1809-causing-red-x-in-ribb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d-wrap-in-a-bom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configur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3d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3d-section-views-creating-3d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3d-section-views-modifying-3d-section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measuring-a-hole-center-to-a-hole-center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measuring-a-hole-center-to-a-vertex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measuring-a-hole-edge-to-a-hole-edg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measuring-ang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measuring-distan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regenerating-measureme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setting-measurement-uni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viewing-measurements-in-a-workspace-windo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measuring-viewing-properties-with-the-measurement-too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part-colo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part-colors-coloring-individual-fa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part-colors-coloring-individual-featur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part-colors-printing-3d-color-imag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-inserting-an-axis-along-a-linear-edge-of-a-mo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-inserting-an-axis-at-the-intersection-of-two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-inserting-an-axis-normal-to-a-plane-or-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-inserting-an-axis-offset-and-parallel-to-an-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-inserting-an-axis-on-a-specific-pla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-inserting-an-axis-through-the-center-of-a-cy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axes-inserting-an-axis-through-two-po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datum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deleting-and-editing-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hiding-or-showing-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n-offset-pla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at-an-a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normal-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on-a-fac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on-sketc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through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through-1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through-2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plane-through-3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lanes-inserting-planes-inserting-a-tangent-plan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1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2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3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4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5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6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7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8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points-and-nodes-inserting-points-inserting-a-poin-9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reference-geometry-selecting-reference-geometr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viewing-the-physical-properties-of-a-part-or-assembl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ing-with-parts-assemblies-viewing-the-physical-properties-or-a-part-hatch-pattern-defini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about-split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efault-shortcut-key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ispla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isplay-display-acceler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isplay-part-display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annota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alternative-units-and-tex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circular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foreshortened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lines-and-arro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line-suppress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ordinate-dimens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text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dimension-styles-units-and-toleranc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mensions-sett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displa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gener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hatc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lay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thread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views-broke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views-detail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views-detail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drawing-properties-views-section-view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gri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grid-setting-the-gri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grid-showing-or-hiding-the-gri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grid-snapping-to-the-grid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menu-structure-custom-toolba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menu-structure-toolba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olar-snapp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dimens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displa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gener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general-file-save-types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general-gener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general-managing-custom-part-data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general-part-data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sheet-metal-parameter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uni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units-dual-dimension-propert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properties-units-gener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aving-and-transfering-user-sett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howing-or-hiding-annota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howing-or-hiding-sketch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all-workspaces-design-tree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all-workspaces-general-system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all-workspaces-keyboard-shortcut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all-workspaces-mouse-intera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all-workspaces-sketching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displa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display-color-scheme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display-gener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drawing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drawings-pdf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drawings-sketc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drawings-viewing-intera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interoperability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interoperability-general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interoperability-iges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interoperability-step-export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interoperability-stl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parts-assembli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parts-assemblies-design-interaction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parts-assemblies-design-view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parts-assemblies-sketching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parts-preview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system-options-recovery-option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orkspace-preferences-working-with-redlines</text:p>
          </table:table-cell>
          <table:table-cell/>
        </table:table-row>
        <table:table-row table:style-name="ro1">
          <table:table-cell office:value-type="string" calcext:value-type="string">
            <text:p>https://help.alibre.com/articles/#!alibre-help-v27/wrap-vs-project</text:p>
          </table:table-cell>
          <table:table-cell/>
        </table:table-row>
        <table:table-row table:style-name="ro1">
          <table:table-cell table:formula="of:=&quot;https://github.com/Testbed-for-Alibre-Design/alibre-script-examples/blob/master/&quot; &amp; [.B1040]" office:value-type="string" office:string-value="https://github.com/Testbed-for-Alibre-Design/alibre-script-examples/blob/master/Assembly-Constraints.py" calcext:value-type="string">
            <text:p>https://github.com/Testbed-for-Alibre-Design/alibre-script-examples/blob/master/Assembly-Constraints.py</text:p>
          </table:table-cell>
          <table:table-cell office:value-type="string" calcext:value-type="string">
            <text:p>Assembly-Constraints.py</text:p>
          </table:table-cell>
        </table:table-row>
        <table:table-row table:style-name="ro1">
          <table:table-cell table:formula="of:=&quot;https://github.com/Testbed-for-Alibre-Design/alibre-script-examples/blob/master/&quot; &amp; [.B1041]" office:value-type="string" office:string-value="https://github.com/Testbed-for-Alibre-Design/alibre-script-examples/blob/master/Bolt-Creator.py" calcext:value-type="string">
            <text:p>https://github.com/Testbed-for-Alibre-Design/alibre-script-examples/blob/master/Bolt-Creator.py</text:p>
          </table:table-cell>
          <table:table-cell office:value-type="string" calcext:value-type="string">
            <text:p>Bolt-Creator.py</text:p>
          </table:table-cell>
        </table:table-row>
        <table:table-row table:style-name="ro1">
          <table:table-cell table:formula="of:=&quot;https://github.com/Testbed-for-Alibre-Design/alibre-script-examples/blob/master/&quot; &amp; [.B1042]" office:value-type="string" office:string-value="https://github.com/Testbed-for-Alibre-Design/alibre-script-examples/blob/master/Calculating-Length-of-Curves.py" calcext:value-type="string">
            <text:p>https://github.com/Testbed-for-Alibre-Design/alibre-script-examples/blob/master/Calculating-Length-of-Curves.py</text:p>
          </table:table-cell>
          <table:table-cell office:value-type="string" calcext:value-type="string">
            <text:p>Calculating-Length-of-Curves.py</text:p>
          </table:table-cell>
        </table:table-row>
        <table:table-row table:style-name="ro1">
          <table:table-cell table:formula="of:=&quot;https://github.com/Testbed-for-Alibre-Design/alibre-script-examples/blob/master/&quot; &amp; [.B1043]" office:value-type="string" office:string-value="https://github.com/Testbed-for-Alibre-Design/alibre-script-examples/blob/master/Cap-Screw-ISO-4762-Bolts.py" calcext:value-type="string">
            <text:p>https://github.com/Testbed-for-Alibre-Design/alibre-script-examples/blob/master/Cap-Screw-ISO-4762-Bolts.py</text:p>
          </table:table-cell>
          <table:table-cell office:value-type="string" calcext:value-type="string">
            <text:p>Cap-Screw-ISO-4762-Bolts.py</text:p>
          </table:table-cell>
        </table:table-row>
        <table:table-row table:style-name="ro1">
          <table:table-cell table:formula="of:=&quot;https://github.com/Testbed-for-Alibre-Design/alibre-script-examples/blob/master/&quot; &amp; [.B1044]" office:value-type="string" office:string-value="https://github.com/Testbed-for-Alibre-Design/alibre-script-examples/blob/master/Copy-sketch.py" calcext:value-type="string">
            <text:p>https://github.com/Testbed-for-Alibre-Design/alibre-script-examples/blob/master/Copy-sketch.py</text:p>
          </table:table-cell>
          <table:table-cell office:value-type="string" calcext:value-type="string">
            <text:p>Copy-sketch.py</text:p>
          </table:table-cell>
        </table:table-row>
        <table:table-row table:style-name="ro1">
          <table:table-cell table:formula="of:=&quot;https://github.com/Testbed-for-Alibre-Design/alibre-script-examples/blob/master/&quot; &amp; [.B1045]" office:value-type="string" office:string-value="https://github.com/Testbed-for-Alibre-Design/alibre-script-examples/blob/master/Create-and-Modify-Global-Parameters.py" calcext:value-type="string">
            <text:p>https://github.com/Testbed-for-Alibre-Design/alibre-script-examples/blob/master/Create-and-Modify-Global-Parameters.py</text:p>
          </table:table-cell>
          <table:table-cell office:value-type="string" calcext:value-type="string">
            <text:p>Create-and-Modify-Global-Parameters.py</text:p>
          </table:table-cell>
        </table:table-row>
        <table:table-row table:style-name="ro1">
          <table:table-cell table:formula="of:=&quot;https://github.com/Testbed-for-Alibre-Design/alibre-script-examples/blob/master/&quot; &amp; [.B1046]" office:value-type="string" office:string-value="https://github.com/Testbed-for-Alibre-Design/alibre-script-examples/blob/master/Create-Reference-Planes-Axes-and-Points.py" calcext:value-type="string">
            <text:p>https://github.com/Testbed-for-Alibre-Design/alibre-script-examples/blob/master/Create-Reference-Planes-Axes-and-Points.py</text:p>
          </table:table-cell>
          <table:table-cell office:value-type="string" calcext:value-type="string">
            <text:p>Create-Reference-Planes-Axes-and-Points.py</text:p>
          </table:table-cell>
        </table:table-row>
        <table:table-row table:style-name="ro1">
          <table:table-cell table:formula="of:=&quot;https://github.com/Testbed-for-Alibre-Design/alibre-script-examples/blob/master/&quot; &amp; [.B1047]" office:value-type="string" office:string-value="https://github.com/Testbed-for-Alibre-Design/alibre-script-examples/blob/master/Creating-a-3D-Sketch-with-a-Spline-and-an-Arc.py" calcext:value-type="string">
            <text:p>https://github.com/Testbed-for-Alibre-Design/alibre-script-examples/blob/master/Creating-a-3D-Sketch-with-a-Spline-and-an-Arc.py</text:p>
          </table:table-cell>
          <table:table-cell office:value-type="string" calcext:value-type="string">
            <text:p>Creating-a-3D-Sketch-with-a-Spline-and-an-Arc.py</text:p>
          </table:table-cell>
        </table:table-row>
        <table:table-row table:style-name="ro1">
          <table:table-cell table:formula="of:=&quot;https://github.com/Testbed-for-Alibre-Design/alibre-script-examples/blob/master/&quot; &amp; [.B1048]" office:value-type="string" office:string-value="https://github.com/Testbed-for-Alibre-Design/alibre-script-examples/blob/master/Creating-a-Cylinder-Between-Two-Points.py" calcext:value-type="string">
            <text:p>https://github.com/Testbed-for-Alibre-Design/alibre-script-examples/blob/master/Creating-a-Cylinder-Between-Two-Points.py</text:p>
          </table:table-cell>
          <table:table-cell office:value-type="string" calcext:value-type="string">
            <text:p>Creating-a-Cylinder-Between-Two-Points.py</text:p>
          </table:table-cell>
        </table:table-row>
        <table:table-row table:style-name="ro1">
          <table:table-cell table:formula="of:=&quot;https://github.com/Testbed-for-Alibre-Design/alibre-script-examples/blob/master/&quot; &amp; [.B1049]" office:value-type="string" office:string-value="https://github.com/Testbed-for-Alibre-Design/alibre-script-examples/blob/master/Creating-and-Manipulating-Assemblies.py" calcext:value-type="string">
            <text:p>https://github.com/Testbed-for-Alibre-Design/alibre-script-examples/blob/master/Creating-and-Manipulating-Assemblies.py</text:p>
          </table:table-cell>
          <table:table-cell office:value-type="string" calcext:value-type="string">
            <text:p>Creating-and-Manipulating-Assemblies.py</text:p>
          </table:table-cell>
        </table:table-row>
        <table:table-row table:style-name="ro1">
          <table:table-cell table:formula="of:=&quot;https://github.com/Testbed-for-Alibre-Design/alibre-script-examples/blob/master/&quot; &amp; [.B1050]" office:value-type="string" office:string-value="https://github.com/Testbed-for-Alibre-Design/alibre-script-examples/blob/master/Custom-Values-and-Settings-Window.py" calcext:value-type="string">
            <text:p>https://github.com/Testbed-for-Alibre-Design/alibre-script-examples/blob/master/Custom-Values-and-Settings-Window.py</text:p>
          </table:table-cell>
          <table:table-cell office:value-type="string" calcext:value-type="string">
            <text:p>Custom-Values-and-Settings-Window.py</text:p>
          </table:table-cell>
        </table:table-row>
        <table:table-row table:style-name="ro1">
          <table:table-cell table:formula="of:=&quot;https://github.com/Testbed-for-Alibre-Design/alibre-script-examples/blob/master/&quot; &amp; [.B1051]" office:value-type="string" office:string-value="https://github.com/Testbed-for-Alibre-Design/alibre-script-examples/blob/master/Default-Reference-Geometry.py" calcext:value-type="string">
            <text:p>https://github.com/Testbed-for-Alibre-Design/alibre-script-examples/blob/master/Default-Reference-Geometry.py</text:p>
          </table:table-cell>
          <table:table-cell office:value-type="string" calcext:value-type="string">
            <text:p>Default-Reference-Geometry.py</text:p>
          </table:table-cell>
        </table:table-row>
        <table:table-row table:style-name="ro1">
          <table:table-cell table:formula="of:=&quot;https://github.com/Testbed-for-Alibre-Design/alibre-script-examples/blob/master/&quot; &amp; [.B1052]" office:value-type="string" office:string-value="https://github.com/Testbed-for-Alibre-Design/alibre-script-examples/blob/master/Drop-Down-Lists.py" calcext:value-type="string">
            <text:p>https://github.com/Testbed-for-Alibre-Design/alibre-script-examples/blob/master/Drop-Down-Lists.py</text:p>
          </table:table-cell>
          <table:table-cell office:value-type="string" calcext:value-type="string">
            <text:p>Drop-Down-Lists.py</text:p>
          </table:table-cell>
        </table:table-row>
        <table:table-row table:style-name="ro1">
          <table:table-cell table:formula="of:=&quot;https://github.com/Testbed-for-Alibre-Design/alibre-script-examples/blob/master/&quot; &amp; [.B1053]" office:value-type="string" office:string-value="https://github.com/Testbed-for-Alibre-Design/alibre-script-examples/blob/master/Everyone-Loves-a-Slinky.py" calcext:value-type="string">
            <text:p>https://github.com/Testbed-for-Alibre-Design/alibre-script-examples/blob/master/Everyone-Loves-a-Slinky.py</text:p>
          </table:table-cell>
          <table:table-cell office:value-type="string" calcext:value-type="string">
            <text:p>Everyone-Loves-a-Slinky.py</text:p>
          </table:table-cell>
        </table:table-row>
        <table:table-row table:style-name="ro1">
          <table:table-cell table:formula="of:=&quot;https://github.com/Testbed-for-Alibre-Design/alibre-script-examples/blob/master/&quot; &amp; [.B1054]" office:value-type="string" office:string-value="https://github.com/Testbed-for-Alibre-Design/alibre-script-examples/blob/master/Gear-Example.py" calcext:value-type="string">
            <text:p>https://github.com/Testbed-for-Alibre-Design/alibre-script-examples/blob/master/Gear-Example.py</text:p>
          </table:table-cell>
          <table:table-cell office:value-type="string" calcext:value-type="string">
            <text:p>Gear-Example.py</text:p>
          </table:table-cell>
        </table:table-row>
        <table:table-row table:style-name="ro1">
          <table:table-cell table:formula="of:=&quot;https://github.com/Testbed-for-Alibre-Design/alibre-script-examples/blob/master/&quot; &amp; [.B1055]" office:value-type="string" office:string-value="https://github.com/Testbed-for-Alibre-Design/alibre-script-examples/blob/master/Geodesic-Dome-Reference-Geometry.py" calcext:value-type="string">
            <text:p>https://github.com/Testbed-for-Alibre-Design/alibre-script-examples/blob/master/Geodesic-Dome-Reference-Geometry.py</text:p>
          </table:table-cell>
          <table:table-cell office:value-type="string" calcext:value-type="string">
            <text:p>Geodesic-Dome-Reference-Geometry.py</text:p>
          </table:table-cell>
        </table:table-row>
        <table:table-row table:style-name="ro1">
          <table:table-cell table:formula="of:=&quot;https://github.com/Testbed-for-Alibre-Design/alibre-script-examples/blob/master/&quot; &amp; [.B1056]" office:value-type="string" office:string-value="https://github.com/Testbed-for-Alibre-Design/alibre-script-examples/blob/master/Getting-User-Input.py" calcext:value-type="string">
            <text:p>https://github.com/Testbed-for-Alibre-Design/alibre-script-examples/blob/master/Getting-User-Input.py</text:p>
          </table:table-cell>
          <table:table-cell office:value-type="string" calcext:value-type="string">
            <text:p>Getting-User-Input.py</text:p>
          </table:table-cell>
        </table:table-row>
        <table:table-row table:style-name="ro1">
          <table:table-cell table:formula="of:=&quot;https://github.com/Testbed-for-Alibre-Design/alibre-script-examples/blob/master/&quot; &amp; [.B1057]" office:value-type="string" office:string-value="https://github.com/Testbed-for-Alibre-Design/alibre-script-examples/blob/master/Helical-spring.py" calcext:value-type="string">
            <text:p>https://github.com/Testbed-for-Alibre-Design/alibre-script-examples/blob/master/Helical-spring.py</text:p>
          </table:table-cell>
          <table:table-cell office:value-type="string" calcext:value-type="string">
            <text:p>Helical-spring.py</text:p>
          </table:table-cell>
        </table:table-row>
        <table:table-row table:style-name="ro1">
          <table:table-cell table:formula="of:=&quot;https://github.com/Testbed-for-Alibre-Design/alibre-script-examples/blob/master/&quot; &amp; [.B1058]" office:value-type="string" office:string-value="https://github.com/Testbed-for-Alibre-Design/alibre-script-examples/blob/master/Import-points-from-a-CSV-file-rotate-them-and-connect-into-a-polyline.py" calcext:value-type="string">
            <text:p>https://github.com/Testbed-for-Alibre-Design/alibre-script-examples/blob/master/Import-points-from-a-CSV-file-rotate-them-and-connect-into-a-polyline.py</text:p>
          </table:table-cell>
          <table:table-cell office:value-type="string" calcext:value-type="string">
            <text:p>Import-points-from-a-CSV-file-rotate-them-and-connect-into-a-polyline.py</text:p>
          </table:table-cell>
        </table:table-row>
        <table:table-row table:style-name="ro1">
          <table:table-cell table:formula="of:=&quot;https://github.com/Testbed-for-Alibre-Design/alibre-script-examples/blob/master/&quot; &amp; [.B1059]" office:value-type="string" office:string-value="https://github.com/Testbed-for-Alibre-Design/alibre-script-examples/blob/master/Importing-Files.py" calcext:value-type="string">
            <text:p>https://github.com/Testbed-for-Alibre-Design/alibre-script-examples/blob/master/Importing-Files.py</text:p>
          </table:table-cell>
          <table:table-cell office:value-type="string" calcext:value-type="string">
            <text:p>Importing-Files.py</text:p>
          </table:table-cell>
        </table:table-row>
        <table:table-row table:style-name="ro1">
          <table:table-cell table:formula="of:=&quot;https://github.com/Testbed-for-Alibre-Design/alibre-script-examples/blob/master/&quot; &amp; [.B1060]" office:value-type="string" office:string-value="https://github.com/Testbed-for-Alibre-Design/alibre-script-examples/blob/master/Joint-Creator.py" calcext:value-type="string">
            <text:p>https://github.com/Testbed-for-Alibre-Design/alibre-script-examples/blob/master/Joint-Creator.py</text:p>
          </table:table-cell>
          <table:table-cell office:value-type="string" calcext:value-type="string">
            <text:p>Joint-Creator.py</text:p>
          </table:table-cell>
        </table:table-row>
        <table:table-row table:style-name="ro1">
          <table:table-cell table:formula="of:=&quot;https://github.com/Testbed-for-Alibre-Design/alibre-script-examples/blob/master/&quot; &amp; [.B1061]" office:value-type="string" office:string-value="https://github.com/Testbed-for-Alibre-Design/alibre-script-examples/blob/master/List-All-Parts-in-an-Assembly-and-Sub-Assemblies.py" calcext:value-type="string">
            <text:p>https://github.com/Testbed-for-Alibre-Design/alibre-script-examples/blob/master/List-All-Parts-in-an-Assembly-and-Sub-Assemblies.py</text:p>
          </table:table-cell>
          <table:table-cell office:value-type="string" calcext:value-type="string">
            <text:p>List-All-Parts-in-an-Assembly-and-Sub-Assemblies.py</text:p>
          </table:table-cell>
        </table:table-row>
        <table:table-row table:style-name="ro1">
          <table:table-cell table:formula="of:=&quot;https://github.com/Testbed-for-Alibre-Design/alibre-script-examples/blob/master/&quot; &amp; [.B1062]" office:value-type="string" office:string-value="https://github.com/Testbed-for-Alibre-Design/alibre-script-examples/blob/master/Lofting-with-a-Guide-Curve.py" calcext:value-type="string">
            <text:p>https://github.com/Testbed-for-Alibre-Design/alibre-script-examples/blob/master/Lofting-with-a-Guide-Curve.py</text:p>
          </table:table-cell>
          <table:table-cell office:value-type="string" calcext:value-type="string">
            <text:p>Lofting-with-a-Guide-Curve.py</text:p>
          </table:table-cell>
        </table:table-row>
        <table:table-row table:style-name="ro1">
          <table:table-cell table:formula="of:=&quot;https://github.com/Testbed-for-Alibre-Design/alibre-script-examples/blob/master/&quot; &amp; [.B1063]" office:value-type="string" office:string-value="https://github.com/Testbed-for-Alibre-Design/alibre-script-examples/blob/master/Midplane-Extrusion.py" calcext:value-type="string">
            <text:p>https://github.com/Testbed-for-Alibre-Design/alibre-script-examples/blob/master/Midplane-Extrusion.py</text:p>
          </table:table-cell>
          <table:table-cell office:value-type="string" calcext:value-type="string">
            <text:p>Midplane-Extrusion.py</text:p>
          </table:table-cell>
        </table:table-row>
        <table:table-row table:style-name="ro1">
          <table:table-cell table:formula="of:=&quot;https://github.com/Testbed-for-Alibre-Design/alibre-script-examples/blob/master/&quot; &amp; [.B1064]" office:value-type="string" office:string-value="https://github.com/Testbed-for-Alibre-Design/alibre-script-examples/blob/master/Mobius-Strip.py" calcext:value-type="string">
            <text:p>https://github.com/Testbed-for-Alibre-Design/alibre-script-examples/blob/master/Mobius-Strip.py</text:p>
          </table:table-cell>
          <table:table-cell office:value-type="string" calcext:value-type="string">
            <text:p>Mobius-Strip.py</text:p>
          </table:table-cell>
        </table:table-row>
        <table:table-row table:style-name="ro1">
          <table:table-cell table:formula="of:=&quot;https://github.com/Testbed-for-Alibre-Design/alibre-script-examples/blob/master/&quot; &amp; [.B1065]" office:value-type="string" office:string-value="https://github.com/Testbed-for-Alibre-Design/alibre-script-examples/blob/master/Modify-an-Existing-Part.py" calcext:value-type="string">
            <text:p>https://github.com/Testbed-for-Alibre-Design/alibre-script-examples/blob/master/Modify-an-Existing-Part.py</text:p>
          </table:table-cell>
          <table:table-cell office:value-type="string" calcext:value-type="string">
            <text:p>Modify-an-Existing-Part.py</text:p>
          </table:table-cell>
        </table:table-row>
        <table:table-row table:style-name="ro1">
          <table:table-cell table:formula="of:=&quot;https://github.com/Testbed-for-Alibre-Design/alibre-script-examples/blob/master/&quot; &amp; [.B1066]" office:value-type="string" office:string-value="https://github.com/Testbed-for-Alibre-Design/alibre-script-examples/blob/master/Parameters-with-Units.py" calcext:value-type="string">
            <text:p>https://github.com/Testbed-for-Alibre-Design/alibre-script-examples/blob/master/Parameters-with-Units.py</text:p>
          </table:table-cell>
          <table:table-cell office:value-type="string" calcext:value-type="string">
            <text:p>Parameters-with-Units.py</text:p>
          </table:table-cell>
        </table:table-row>
        <table:table-row table:style-name="ro1">
          <table:table-cell table:formula="of:=&quot;https://github.com/Testbed-for-Alibre-Design/alibre-script-examples/blob/master/&quot; &amp; [.B1067]" office:value-type="string" office:string-value="https://github.com/Testbed-for-Alibre-Design/alibre-script-examples/blob/master/Pocket-Hole-Creator.py" calcext:value-type="string">
            <text:p>https://github.com/Testbed-for-Alibre-Design/alibre-script-examples/blob/master/Pocket-Hole-Creator.py</text:p>
          </table:table-cell>
          <table:table-cell office:value-type="string" calcext:value-type="string">
            <text:p>Pocket-Hole-Creator.py</text:p>
          </table:table-cell>
        </table:table-row>
        <table:table-row table:style-name="ro1">
          <table:table-cell table:formula="of:=&quot;https://github.com/Testbed-for-Alibre-Design/alibre-script-examples/blob/master/&quot; &amp; [.B1068]" office:value-type="string" office:string-value="https://github.com/Testbed-for-Alibre-Design/alibre-script-examples/blob/master/Polygon-Incircle.py" calcext:value-type="string">
            <text:p>https://github.com/Testbed-for-Alibre-Design/alibre-script-examples/blob/master/Polygon-Incircle.py</text:p>
          </table:table-cell>
          <table:table-cell office:value-type="string" calcext:value-type="string">
            <text:p>Polygon-Incircle.py</text:p>
          </table:table-cell>
        </table:table-row>
        <table:table-row table:style-name="ro1">
          <table:table-cell table:formula="of:=&quot;https://github.com/Testbed-for-Alibre-Design/alibre-script-examples/blob/master/&quot; &amp; [.B1069]" office:value-type="string" office:string-value="https://github.com/Testbed-for-Alibre-Design/alibre-script-examples/blob/master/Profile-and-Sweep-Path.py" calcext:value-type="string">
            <text:p>https://github.com/Testbed-for-Alibre-Design/alibre-script-examples/blob/master/Profile-and-Sweep-Path.py</text:p>
          </table:table-cell>
          <table:table-cell office:value-type="string" calcext:value-type="string">
            <text:p>Profile-and-Sweep-Path.py</text:p>
          </table:table-cell>
        </table:table-row>
        <table:table-row table:style-name="ro1">
          <table:table-cell table:formula="of:=&quot;https://github.com/Testbed-for-Alibre-Design/alibre-script-examples/blob/master/&quot; &amp; [.B1070]" office:value-type="string" office:string-value="https://github.com/Testbed-for-Alibre-Design/alibre-script-examples/blob/master/Reading-from-a-Spreadsheet.py" calcext:value-type="string">
            <text:p>https://github.com/Testbed-for-Alibre-Design/alibre-script-examples/blob/master/Reading-from-a-Spreadsheet.py</text:p>
          </table:table-cell>
          <table:table-cell office:value-type="string" calcext:value-type="string">
            <text:p>Reading-from-a-Spreadsheet.py</text:p>
          </table:table-cell>
        </table:table-row>
        <table:table-row table:style-name="ro1">
          <table:table-cell table:formula="of:=&quot;https://github.com/Testbed-for-Alibre-Design/alibre-script-examples/blob/master/&quot; &amp; [.B1071]" office:value-type="string" office:string-value="https://github.com/Testbed-for-Alibre-Design/alibre-script-examples/blob/master/Rectangular-hollow-formed-profiles.py" calcext:value-type="string">
            <text:p>https://github.com/Testbed-for-Alibre-Design/alibre-script-examples/blob/master/Rectangular-hollow-formed-profiles.py</text:p>
          </table:table-cell>
          <table:table-cell office:value-type="string" calcext:value-type="string">
            <text:p>Rectangular-hollow-formed-profiles.py</text:p>
          </table:table-cell>
        </table:table-row>
        <table:table-row table:style-name="ro1">
          <table:table-cell table:formula="of:=&quot;https://github.com/Testbed-for-Alibre-Design/alibre-script-examples/blob/master/&quot; &amp; [.B1072]" office:value-type="string" office:string-value="https://github.com/Testbed-for-Alibre-Design/alibre-script-examples/blob/master/Reference-Geometry.py" calcext:value-type="string">
            <text:p>https://github.com/Testbed-for-Alibre-Design/alibre-script-examples/blob/master/Reference-Geometry.py</text:p>
          </table:table-cell>
          <table:table-cell office:value-type="string" calcext:value-type="string">
            <text:p>Reference-Geometry.py</text:p>
          </table:table-cell>
        </table:table-row>
        <table:table-row table:style-name="ro1">
          <table:table-cell table:formula="of:=&quot;https://github.com/Testbed-for-Alibre-Design/alibre-script-examples/blob/master/&quot; &amp; [.B1073]" office:value-type="string" office:string-value="https://github.com/Testbed-for-Alibre-Design/alibre-script-examples/blob/master/Scaling-a-Sketch.py" calcext:value-type="string">
            <text:p>https://github.com/Testbed-for-Alibre-Design/alibre-script-examples/blob/master/Scaling-a-Sketch.py</text:p>
          </table:table-cell>
          <table:table-cell office:value-type="string" calcext:value-type="string">
            <text:p>Scaling-a-Sketch.py</text:p>
          </table:table-cell>
        </table:table-row>
        <table:table-row table:style-name="ro1">
          <table:table-cell table:formula="of:=&quot;https://github.com/Testbed-for-Alibre-Design/alibre-script-examples/blob/master/&quot; &amp; [.B1074]" office:value-type="string" office:string-value="https://github.com/Testbed-for-Alibre-Design/alibre-script-examples/blob/master/Servo-Cam.py" calcext:value-type="string">
            <text:p>https://github.com/Testbed-for-Alibre-Design/alibre-script-examples/blob/master/Servo-Cam.py</text:p>
          </table:table-cell>
          <table:table-cell office:value-type="string" calcext:value-type="string">
            <text:p>Servo-Cam.py</text:p>
          </table:table-cell>
        </table:table-row>
        <table:table-row table:style-name="ro1">
          <table:table-cell table:formula="of:=&quot;https://github.com/Testbed-for-Alibre-Design/alibre-script-examples/blob/master/&quot; &amp; [.B1075]" office:value-type="string" office:string-value="https://github.com/Testbed-for-Alibre-Design/alibre-script-examples/blob/master/Slice-a-Part.py" calcext:value-type="string">
            <text:p>https://github.com/Testbed-for-Alibre-Design/alibre-script-examples/blob/master/Slice-a-Part.py</text:p>
          </table:table-cell>
          <table:table-cell office:value-type="string" calcext:value-type="string">
            <text:p>Slice-a-Part.py</text:p>
          </table:table-cell>
        </table:table-row>
        <table:table-row table:style-name="ro1">
          <table:table-cell table:formula="of:=&quot;https://github.com/Testbed-for-Alibre-Design/alibre-script-examples/blob/master/&quot; &amp; [.B1076]" office:value-type="string" office:string-value="https://github.com/Testbed-for-Alibre-Design/alibre-script-examples/blob/master/Square-hollow-formed-profiles.py" calcext:value-type="string">
            <text:p>https://github.com/Testbed-for-Alibre-Design/alibre-script-examples/blob/master/Square-hollow-formed-profiles.py</text:p>
          </table:table-cell>
          <table:table-cell office:value-type="string" calcext:value-type="string">
            <text:p>Square-hollow-formed-profiles.py</text:p>
          </table:table-cell>
        </table:table-row>
        <table:table-row table:style-name="ro1">
          <table:table-cell table:formula="of:=&quot;https://github.com/Testbed-for-Alibre-Design/alibre-script-examples/blob/master/&quot; &amp; [.B1077]" office:value-type="string" office:string-value="https://github.com/Testbed-for-Alibre-Design/alibre-script-examples/blob/master/Supressing-Unsupressing-and-Removing-Features.py" calcext:value-type="string">
            <text:p>https://github.com/Testbed-for-Alibre-Design/alibre-script-examples/blob/master/Supressing-Unsupressing-and-Removing-Features.py</text:p>
          </table:table-cell>
          <table:table-cell office:value-type="string" calcext:value-type="string">
            <text:p>Supressing-Unsupressing-and-Removing-Features.py</text:p>
          </table:table-cell>
        </table:table-row>
        <table:table-row table:style-name="ro1">
          <table:table-cell table:formula="of:=&quot;https://github.com/Testbed-for-Alibre-Design/alibre-script-examples/blob/master/&quot; &amp; [.B1078]" office:value-type="string" office:string-value="https://github.com/Testbed-for-Alibre-Design/alibre-script-examples/blob/master/Tool-Cutting.py" calcext:value-type="string">
            <text:p>https://github.com/Testbed-for-Alibre-Design/alibre-script-examples/blob/master/Tool-Cutting.py</text:p>
          </table:table-cell>
          <table:table-cell office:value-type="string" calcext:value-type="string">
            <text:p>Tool-Cutting.py</text:p>
          </table:table-cell>
        </table:table-row>
        <table:table-row table:style-name="ro1">
          <table:table-cell table:formula="of:=&quot;https://github.com/Testbed-for-Alibre-Design/alibre-script-examples/blob/master/&quot; &amp; [.B1079]" office:value-type="string" office:string-value="https://github.com/Testbed-for-Alibre-Design/alibre-script-examples/blob/master/Triangle.py" calcext:value-type="string">
            <text:p>https://github.com/Testbed-for-Alibre-Design/alibre-script-examples/blob/master/Triangle.py</text:p>
          </table:table-cell>
          <table:table-cell office:value-type="string" calcext:value-type="string">
            <text:p>Triangle.py</text:p>
          </table:table-cell>
        </table:table-row>
        <table:table-row table:style-name="ro1">
          <table:table-cell table:formula="of:=&quot;https://github.com/Testbed-for-Alibre-Design/alibre-script-examples/blob/master/&quot; &amp; [.B1080]" office:value-type="string" office:string-value="https://github.com/Testbed-for-Alibre-Design/alibre-script-examples/blob/master/Type-11-flanges-according-to-BS-EN-1092-PN16.py" calcext:value-type="string">
            <text:p>https://github.com/Testbed-for-Alibre-Design/alibre-script-examples/blob/master/Type-11-flanges-according-to-BS-EN-1092-PN16.py</text:p>
          </table:table-cell>
          <table:table-cell office:value-type="string" calcext:value-type="string">
            <text:p>Type-11-flanges-according-to-BS-EN-1092-PN16.py</text:p>
          </table:table-cell>
        </table:table-row>
        <table:table-row table:style-name="ro1">
          <table:table-cell table:formula="of:=&quot;https://github.com/Testbed-for-Alibre-Design/alibre-script-examples/blob/master/&quot; &amp; [.B1081]" office:value-type="string" office:string-value="https://github.com/Testbed-for-Alibre-Design/alibre-script-examples/blob/master/Units.py" calcext:value-type="string">
            <text:p>https://github.com/Testbed-for-Alibre-Design/alibre-script-examples/blob/master/Units.py</text:p>
          </table:table-cell>
          <table:table-cell office:value-type="string" calcext:value-type="string">
            <text:p>Units.py</text:p>
          </table:table-cell>
        </table:table-row>
        <table:table-row table:style-name="ro1">
          <table:table-cell table:formula="of:=&quot;https://github.com/Testbed-for-Alibre-Design/alibre-script-examples/blob/master/&quot; &amp; [.B1082]" office:value-type="string" office:string-value="https://github.com/Testbed-for-Alibre-Design/alibre-script-examples/blob/master/Useful-Dialogs.py" calcext:value-type="string">
            <text:p>https://github.com/Testbed-for-Alibre-Design/alibre-script-examples/blob/master/Useful-Dialogs.py</text:p>
          </table:table-cell>
          <table:table-cell office:value-type="string" calcext:value-type="string">
            <text:p>Useful-Dialogs.py</text:p>
          </table:table-cell>
        </table:table-row>
        <table:table-row table:style-name="ro1">
          <table:table-cell table:formula="of:=&quot;https://github.com/Testbed-for-Alibre-Design/alibre-script-examples/blob/master/&quot; &amp; [.B1083]" office:value-type="string" office:string-value="https://github.com/Testbed-for-Alibre-Design/alibre-script-examples/blob/master/Wave-washer.py" calcext:value-type="string">
            <text:p>https://github.com/Testbed-for-Alibre-Design/alibre-script-examples/blob/master/Wave-washer.py</text:p>
          </table:table-cell>
          <table:table-cell office:value-type="string" calcext:value-type="string">
            <text:p>Wave-washer.py</text:p>
          </table:table-cell>
        </table:table-row>
        <table:table-row table:style-name="ro1">
          <table:table-cell table:formula="of:=&quot;https://github.com/Testbed-for-Alibre-Design/alibre-script-examples/blob/master/&quot; &amp; [.B1084]" office:value-type="string" office:string-value="https://github.com/Testbed-for-Alibre-Design/alibre-script-examples/blob/master/Working-with-Configurations.py" calcext:value-type="string">
            <text:p>https://github.com/Testbed-for-Alibre-Design/alibre-script-examples/blob/master/Working-with-Configurations.py</text:p>
          </table:table-cell>
          <table:table-cell office:value-type="string" calcext:value-type="string">
            <text:p>Working-with-Configurations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Import%20and%20Export/Part%20Exporter.py</text:p>
          </table:table-cell>
          <table:table-cell office:value-type="string" calcext:value-type="string">
            <text:p>C:\Users\steph\Downloads\0\alibre-script-library-examples-master\Import and Export\Part Exporter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Import%20and%20Export/STL%20Exporter.py</text:p>
          </table:table-cell>
          <table:table-cell office:value-type="string" calcext:value-type="string">
            <text:p>C:\Users\steph\Downloads\0\alibre-script-library-examples-master\Import and Export\STL Exporter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Mathematical/Equation%20Sketcher.py</text:p>
          </table:table-cell>
          <table:table-cell office:value-type="string" calcext:value-type="string">
            <text:p>C:\Users\steph\Downloads\0\alibre-script-library-examples-master\Mathematical\Equation Sketcher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Mechanical/Gear%20Generator.py</text:p>
          </table:table-cell>
          <table:table-cell office:value-type="string" calcext:value-type="string">
            <text:p>C:\Users\steph\Downloads\0\alibre-script-library-examples-master\Mechanical\Gear Generator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Utilities/File%20Copier.py</text:p>
          </table:table-cell>
          <table:table-cell office:value-type="string" calcext:value-type="string">
            <text:p>C:\Users\steph\Downloads\0\alibre-script-library-examples-master\Utilities\File Copier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Utilities/Image%20to%20Python.py</text:p>
          </table:table-cell>
          <table:table-cell office:value-type="string" calcext:value-type="string">
            <text:p>C:\Users\steph\Downloads\0\alibre-script-library-examples-master\Utilities\Image to Python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Utilities/Pattern%20Along.py</text:p>
          </table:table-cell>
          <table:table-cell office:value-type="string" calcext:value-type="string">
            <text:p>C:\Users\steph\Downloads\0\alibre-script-library-examples-master\Utilities\Pattern Along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Utilities/Sketch%20Copier.py</text:p>
          </table:table-cell>
          <table:table-cell office:value-type="string" calcext:value-type="string">
            <text:p>C:\Users\steph\Downloads\0\alibre-script-library-examples-master\Utilities\Sketch Copier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Woodworking/Joint%20Creator.py</text:p>
          </table:table-cell>
          <table:table-cell office:value-type="string" calcext:value-type="string">
            <text:p>C:\Users\steph\Downloads\0\alibre-script-library-examples-master\Woodworking\Joint Creator.py</text:p>
          </table:table-cell>
        </table:table-row>
        <table:table-row table:style-name="ro1">
          <table:table-cell office:value-type="string" calcext:value-type="string">
            <text:p>https://github.com/Testbed-for-Alibre-Design/alibre-script-library-examples/blob/master/Woodworking/Pocket%20Hole%20Creator.py</text:p>
          </table:table-cell>
          <table:table-cell office:value-type="string" calcext:value-type="string">
            <text:p>C:\Users\steph\Downloads\0\alibre-script-library-examples-master\Woodworking\Pocket Hole Creator.py</text:p>
          </table:table-cell>
        </table:table-row>
      </table:table>
      <table:table table:name="ADHelpInsightsData-Update2" table:style-name="ta1">
        <table:table-column table:style-name="co4" table:default-cell-style-name="Default"/>
        <table:table-row table:style-name="ro2">
          <table:table-cell office:value-type="string" calcext:value-type="string">
            <text:p>https://help.alibre.com/articles/#!alibre-help-v27/2d-drawing-best-practic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-dimensions-notes-and-text-not-displaying-correctly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creating-2d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drawing-explorer-ic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drawing-markup-mod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listing-the-constituents-of-an-assembly-or-2d-draw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opening-a-drawing-that-references-missing-item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opening-an-existing-draw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optimizing-the-drawing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printing-2d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saving-a-draw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selecting-items-in-a-draw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setting-a-projection-method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about-the-drawing-process-the-drawing-explorer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centerlin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datum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datum-targe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edge-toleranc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feature-control-fram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hatch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not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surface-finish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theoretical-intersect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annotations-weld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enterlines-and-centermark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enterlines-and-centermarks-deleting-centerlines-and-cen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enterlines-and-centermarks-inserting-centerlines-and-ce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enterlines-and-centermarks-modifying-centerlines-and-ce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hanging-annotat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hanging-text-siz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opying-and-pasting-annotat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creating-a-custom-symbol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editing-a-hole-callou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editing-and-deleting-annotat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editing-an-external-thread-callou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exploding-a-symbol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inserting-custom-symbol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inserting-symbol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placing-annotation-leader-lin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view-annotatio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etailing-annotations-and-gdt-view-titl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dimensions-changing-dimension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dimensions-dimension-styl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layer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layers-adding-and-deleting-a-layer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layers-changing-layer-attribut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layers-changing-the-style-of-a-figure-dimension-or-annotatio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layers-choosing-a-layer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layers-overriding-layer-styles-for-specific-figur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sheet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sheets-changing-the-default-view-scal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sheets-inserting-and-deleting-sheet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sheets-line-display-in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sheets-reordering-and-renaming-sheet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sheets-viewing-different-sheet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hanging-a-template-after-creating-a-draw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hoosing-a-templat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onflicting-dimension-styl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onflicting-entity-layer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-automatically-filling-title-block-informatio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-changing-custom-templat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-creating-a-custom-templat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-creating-a-custom-template-symbol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-inserting-images-in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-saving-and-using-a-custom-template-as-a-draw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custom-templates-using-a-custom-template-symbol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edit-text-fields-dialog-box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field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fields-changing-field-data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fields-changing-text-siz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fields-creating-field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fields-managing-design-property-value-field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fill-in-text-dialog-box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label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labels-creating-label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templates-using-a-standard-templat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depedent-views-broken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dependent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dependent-views-auxiliary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dependent-views-detail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dependent-views-partial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dependent-views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aligned-half-section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broken-out-section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e-options-in-section-views-chang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ing-options-in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ing-options-in-section-views-chang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ing-options-in-section-views-changi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ing-options-in-section-views-edit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ing-options-in-section-views-redefi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ing-options-in-section-views-renami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changing-options-in-section-views-unsecti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removed-section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revolved-section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engineering-views-section-views-standard-section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standard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standard-views-dimensions-in-draft-and-shaded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standard-views-inserting-additional-standard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standard-views-inserting-a-flat-pattern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standard-views-inserting-an-exploded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standard-views-segment-data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standard-views-standard-views-compared-to-draft-and-shaded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changing-the-scale-of-a-drawing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changing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deleting-views-from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displaying-hidden-and-tangent-lines-in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hiding-parts-in-a-view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hiding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isolating-and-showing-all-part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lasso-behavior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moving-a-view-to-another-sheet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moving-a-view-within-a-shee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selecting-drawing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drawing-views-working-with-sheets-and-views-updating-drawing-view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in-place-edit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in-place-editing-change-layer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in-place-editing-dimension-style-control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in-place-editing-edge-managemen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in-place-editing-reposition-dimensio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in-place-editing-view-management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adding-reference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aligning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chamfer-dimensio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dimensioning-slots-and-hol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dimensioning-to-centerlines-and-hidden-lin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displaying-thread-callouts-and-cosmetic-thread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external-thread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foreshortenend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foreshortenend-dimensions-gap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foreshortenend-dimensions-linear-foreshortened-dimension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foreshortenend-dimensions-radial-foreshortened-dimensio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internal-thread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-dimensions-ordinate-dimensioning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s-drawing-grid-option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s-sketching-in-a-drawing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sketching-in-drawings-view-and-sheet-boundari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tabl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tables-creating-tabl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tables-creating-tables-from-csv-fil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tables-editing-table-content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tables-exporting-tables-to-csv-files</text:p>
          </table:table-cell>
        </table:table-row>
        <table:table-row table:style-name="ro2">
          <table:table-cell office:value-type="string" calcext:value-type="string">
            <text:p>https://help.alibre.com/articles/#!alibre-help-v27/2d-drawings-tables-modifying-and-deleting-tables</text:p>
          </table:table-cell>
        </table:table-row>
        <table:table-row table:style-name="ro2">
          <table:table-cell office:value-type="string" calcext:value-type="string">
            <text:p>https://help.alibre.com/articles/#!alibre-help-v27/2d-pdf-publishing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-shape-tool-double-d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-shape-tool-obround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-shape-tool-rectangle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-shape-tool-rectangle-radius-corner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-shape-tool-round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-shape-tool-single-d</text:p>
          </table:table-cell>
        </table:table-row>
        <table:table-row table:style-name="ro2">
          <table:table-cell office:value-type="string" calcext:value-type="string">
            <text:p>https://help.alibre.com/articles/#!alibre-help-v27/2d-sketching-shape-tool-square</text:p>
          </table:table-cell>
        </table:table-row>
        <table:table-row table:style-name="ro2">
          <table:table-cell office:value-type="string" calcext:value-type="string">
            <text:p>https://help.alibre.com/articles/#!alibre-help-v27/3d-pdf-publishing</text:p>
          </table:table-cell>
        </table:table-row>
        <table:table-row table:style-name="ro2">
          <table:table-cell office:value-type="string" calcext:value-type="string">
            <text:p>https://help.alibre.com/articles/#!alibre-help-v27/3d-section-view-types</text:p>
          </table:table-cell>
        </table:table-row>
        <table:table-row table:style-name="ro2">
          <table:table-cell office:value-type="string" calcext:value-type="string">
            <text:p>https://help.alibre.com/articles/#!alibre-help-v27/3d-sketch-basics</text:p>
          </table:table-cell>
        </table:table-row>
        <table:table-row table:style-name="ro2">
          <table:table-cell office:value-type="string" calcext:value-type="string">
            <text:p>https://help.alibre.com/articles/#!alibre-help-v27/3d-sketch-constraint-overview</text:p>
          </table:table-cell>
        </table:table-row>
        <table:table-row table:style-name="ro2">
          <table:table-cell office:value-type="string" calcext:value-type="string">
            <text:p>https://help.alibre.com/articles/#!alibre-help-v27/accessing-the-dynamic-library</text:p>
          </table:table-cell>
        </table:table-row>
        <table:table-row table:style-name="ro2">
          <table:table-cell office:value-type="string" calcext:value-type="string">
            <text:p>https://help.alibre.com/articles/#!alibre-help-v27/accessing-the-excel-add-on</text:p>
          </table:table-cell>
        </table:table-row>
        <table:table-row table:style-name="ro2">
          <table:table-cell office:value-type="string" calcext:value-type="string">
            <text:p>https://help.alibre.com/articles/#!alibre-help-v27/acknowledgments</text:p>
          </table:table-cell>
        </table:table-row>
        <table:table-row table:style-name="ro2">
          <table:table-cell office:value-type="string" calcext:value-type="string">
            <text:p>https://help.alibre.com/articles/#!alibre-help-v27/activateofflinelicense</text:p>
          </table:table-cell>
        </table:table-row>
        <table:table-row table:style-name="ro2">
          <table:table-cell office:value-type="string" calcext:value-type="string">
            <text:p>https://help.alibre.com/articles/#!alibre-help-v27/activationfailed</text:p>
          </table:table-cell>
        </table:table-row>
        <table:table-row table:style-name="ro2">
          <table:table-cell office:value-type="string" calcext:value-type="string">
            <text:p>https://help.alibre.com/articles/#!alibre-help-v27/activation-was-not-successful</text:p>
          </table:table-cell>
        </table:table-row>
        <table:table-row table:style-name="ro2">
          <table:table-cell office:value-type="string" calcext:value-type="string">
            <text:p>https://help.alibre.com/articles/#!alibre-help-v27/active-vs-inactive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adding-custom-properties-to-a-bom</text:p>
          </table:table-cell>
        </table:table-row>
        <table:table-row table:style-name="ro2">
          <table:table-cell office:value-type="string" calcext:value-type="string">
            <text:p>https://help.alibre.com/articles/#!alibre-help-v27/adding-dates</text:p>
          </table:table-cell>
        </table:table-row>
        <table:table-row table:style-name="ro2">
          <table:table-cell office:value-type="string" calcext:value-type="string">
            <text:p>https://help.alibre.com/articles/#!alibre-help-v27/adding-numbers</text:p>
          </table:table-cell>
        </table:table-row>
        <table:table-row table:style-name="ro2">
          <table:table-cell office:value-type="string" calcext:value-type="string">
            <text:p>https://help.alibre.com/articles/#!alibre-help-v27/adding-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adding-parts-to-toolbox</text:p>
          </table:table-cell>
        </table:table-row>
        <table:table-row table:style-name="ro2">
          <table:table-cell office:value-type="string" calcext:value-type="string">
            <text:p>https://help.alibre.com/articles/#!alibre-help-v27/adding-standard-design-data</text:p>
          </table:table-cell>
        </table:table-row>
        <table:table-row table:style-name="ro2">
          <table:table-cell office:value-type="string" calcext:value-type="string">
            <text:p>https://help.alibre.com/articles/#!alibre-help-v27/adding-to-the-library</text:p>
          </table:table-cell>
        </table:table-row>
        <table:table-row table:style-name="ro2">
          <table:table-cell office:value-type="string" calcext:value-type="string">
            <text:p>https://help.alibre.com/articles/#!alibre-help-v27/add-part-to-catalog-library</text:p>
          </table:table-cell>
        </table:table-row>
        <table:table-row table:style-name="ro2">
          <table:table-cell office:value-type="string" calcext:value-type="string">
            <text:p>https://help.alibre.com/articles/#!alibre-help-v27/add-revision-information-to-a-2d-drawing</text:p>
          </table:table-cell>
        </table:table-row>
        <table:table-row table:style-name="ro2">
          <table:table-cell office:value-type="string" calcext:value-type="string">
            <text:p>https://help.alibre.com/articles/#!alibre-help-v27/add-text-to-a-bom</text:p>
          </table:table-cell>
        </table:table-row>
        <table:table-row table:style-name="ro2">
          <table:table-cell office:value-type="string" calcext:value-type="string">
            <text:p>https://help.alibre.com/articles/#!alibre-help-v27/add-to-library-best-practices</text:p>
          </table:table-cell>
        </table:table-row>
        <table:table-row table:style-name="ro2">
          <table:table-cell office:value-type="string" calcext:value-type="string">
            <text:p>https://help.alibre.com/articles/#!alibre-help-v27/add-to-library-parameter-definition</text:p>
          </table:table-cell>
        </table:table-row>
        <table:table-row table:style-name="ro2">
          <table:table-cell office:value-type="string" calcext:value-type="string">
            <text:p>https://help.alibre.com/articles/#!alibre-help-v27/add-to-library-paramselection</text:p>
          </table:table-cell>
        </table:table-row>
        <table:table-row table:style-name="ro2">
          <table:table-cell office:value-type="string" calcext:value-type="string">
            <text:p>https://help.alibre.com/articles/#!alibre-help-v27/add-to-library-selecting-a-location</text:p>
          </table:table-cell>
        </table:table-row>
        <table:table-row table:style-name="ro2">
          <table:table-cell office:value-type="string" calcext:value-type="string">
            <text:p>https://help.alibre.com/articles/#!alibre-help-v27/add-to-library-simple-text-and-numeric</text:p>
          </table:table-cell>
        </table:table-row>
        <table:table-row table:style-name="ro2">
          <table:table-cell office:value-type="string" calcext:value-type="string">
            <text:p>https://help.alibre.com/articles/#!alibre-help-v27/add-to-library-user-input</text:p>
          </table:table-cell>
        </table:table-row>
        <table:table-row table:style-name="ro2">
          <table:table-cell office:value-type="string" calcext:value-type="string">
            <text:p>https://help.alibre.com/articles/#!alibre-help-v27/advanced-driven-catalog-parameter-values</text:p>
          </table:table-cell>
        </table:table-row>
        <table:table-row table:style-name="ro2">
          <table:table-cell office:value-type="string" calcext:value-type="string">
            <text:p>https://help.alibre.com/articles/#!alibre-help-v27/alibre-script-examples</text:p>
          </table:table-cell>
        </table:table-row>
        <table:table-row table:style-name="ro2">
          <table:table-cell office:value-type="string" calcext:value-type="string">
            <text:p>https://help.alibre.com/articles/#!alibre-help-v27/alibre-shuts-down-when-i-open-a-file-or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alibre-toolbox</text:p>
          </table:table-cell>
        </table:table-row>
        <table:table-row table:style-name="ro2">
          <table:table-cell office:value-type="string" calcext:value-type="string">
            <text:p>https://help.alibre.com/articles/#!alibre-help-v27/alibre-vault</text:p>
          </table:table-cell>
        </table:table-row>
        <table:table-row table:style-name="ro2">
          <table:table-cell office:value-type="string" calcext:value-type="string">
            <text:p>https://help.alibre.com/articles/#!alibre-help-v27/alibre-vault-saving-to-alibre-vault</text:p>
          </table:table-cell>
        </table:table-row>
        <table:table-row table:style-name="ro2">
          <table:table-cell office:value-type="string" calcext:value-type="string">
            <text:p>https://help.alibre.com/articles/#!alibre-help-v27/allowances-permitted-with-tangent-guides</text:p>
          </table:table-cell>
        </table:table-row>
        <table:table-row table:style-name="ro2">
          <table:table-cell office:value-type="string" calcext:value-type="string">
            <text:p>https://help.alibre.com/articles/#!alibre-help-v27/all-workspaces</text:p>
          </table:table-cell>
        </table:table-row>
        <table:table-row table:style-name="ro2">
          <table:table-cell office:value-type="string" calcext:value-type="string">
            <text:p>https://help.alibre.com/articles/#!alibre-help-v27/analyze-sketch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constraints-constraint-modes-manual-constraint-mode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constraints-types-of-assembly-constraints-anchor-constraint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constraints-types-of-assembly-constraints-overview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design-interface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features-cut-extrusion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features-hol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assembly-features-updating-parts-in-an-assembly-with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creating-and-saving-a-new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exploded-view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exploded-views-auto-explode-mode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exploded-views-exploded-view-step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exploded-views-managing-exploded-view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exploded-views-manual-explode-mode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interferenc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listing-constituents-of-an-assembly-or-2d-drawing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opening-and-modifying-an-existing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replacing-component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rolled-back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simulating-physical-motion-in-an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assemblies-controlling-parts-and-sub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assemblies-flexible-sub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circular-sub-assembly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creating-new-parts-in-an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editing-mirror-component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editing-parts-and-subassemblies-in-an-assembly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inserting-duplicate-part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inserting-parts-and-sub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joining-parts-and-removing-material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linear-sub-assembly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manipulating-a-part-or-subassembly-with-precise-placeme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mirror-component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selecting-and-deleting-parts-and-sub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ies-working-with-parts-in-assemblies-showing-part-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assembly-best-practices</text:p>
          </table:table-cell>
        </table:table-row>
        <table:table-row table:style-name="ro2">
          <table:table-cell office:value-type="string" calcext:value-type="string">
            <text:p>https://help.alibre.com/articles/#!alibre-help-v27/assembly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assembly-design-knowledge-base</text:p>
          </table:table-cell>
        </table:table-row>
        <table:table-row table:style-name="ro2">
          <table:table-cell office:value-type="string" calcext:value-type="string">
            <text:p>https://help.alibre.com/articles/#!alibre-help-v27/assembly-design-methodology</text:p>
          </table:table-cell>
        </table:table-row>
        <table:table-row table:style-name="ro2">
          <table:table-cell office:value-type="string" calcext:value-type="string">
            <text:p>https://help.alibre.com/articles/#!alibre-help-v27/assembly-ribbon-interface</text:p>
          </table:table-cell>
        </table:table-row>
        <table:table-row table:style-name="ro2">
          <table:table-cell office:value-type="string" calcext:value-type="string">
            <text:p>https://help.alibre.com/articles/#!alibre-help-v27/assembly-scripts</text:p>
          </table:table-cell>
        </table:table-row>
        <table:table-row table:style-name="ro2">
          <table:table-cell office:value-type="string" calcext:value-type="string">
            <text:p>https://help.alibre.com/articles/#!alibre-help-v27/b-configure-the-columns</text:p>
          </table:table-cell>
        </table:table-row>
        <table:table-row table:style-name="ro2">
          <table:table-cell office:value-type="string" calcext:value-type="string">
            <text:p>https://help.alibre.com/articles/#!alibre-help-v27/best-practice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creating-a-custom-bom-template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creating-a-new-bom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entering-bom-data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inserting-a-bom-view-into-a-2d-drawing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linking-a-bom-to-a-2d-drawing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summary-bom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adding-a-column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adding-a-row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adjusting-column-header-and-data-alignment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changing-a-table-display-orientation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customizing-header-and-data-font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deleting-a-column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deleting-a-row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exporting-a-bill-of-material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hiding-a-row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modifying-the-style-of-a-table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moving-rows-and-columns-in-a-table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overriding-design-value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printing-a-bom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resequencing-data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resizing-rows-and-column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sorting-data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in-a-bom-workspace-updating-table-data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adding-callout-balloons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deleting-a-table-from-a-sheet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editing-a-bom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hiding-a-bom-table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moving-a-bom-table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moving-a-bom-table-to-another-sheet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splitting-a-bom-table</text:p>
          </table:table-cell>
        </table:table-row>
        <table:table-row table:style-name="ro2">
          <table:table-cell office:value-type="string" calcext:value-type="string">
            <text:p>https://help.alibre.com/articles/#!alibre-help-v27/bill-of-materials-boms-working-with-a-bom-in-a-2d-drawing-unlinking-a-bom-from-a-2d-drawing</text:p>
          </table:table-cell>
        </table:table-row>
        <table:table-row table:style-name="ro2">
          <table:table-cell office:value-type="string" calcext:value-type="string">
            <text:p>https://help.alibre.com/articles/#!alibre-help-v27/bolt-creator</text:p>
          </table:table-cell>
        </table:table-row>
        <table:table-row table:style-name="ro2">
          <table:table-cell office:value-type="string" calcext:value-type="string">
            <text:p>https://help.alibre.com/articles/#!alibre-help-v27/bornondatefailed</text:p>
          </table:table-cell>
        </table:table-row>
        <table:table-row table:style-name="ro2">
          <table:table-cell office:value-type="string" calcext:value-type="string">
            <text:p>https://help.alibre.com/articles/#!alibre-help-v27/bottom-up-design</text:p>
          </table:table-cell>
        </table:table-row>
        <table:table-row table:style-name="ro2">
          <table:table-cell office:value-type="string" calcext:value-type="string">
            <text:p>https://help.alibre.com/articles/#!alibre-help-v27/calculating-length-of-curves</text:p>
          </table:table-cell>
        </table:table-row>
        <table:table-row table:style-name="ro2">
          <table:table-cell office:value-type="string" calcext:value-type="string">
            <text:p>https://help.alibre.com/articles/#!alibre-help-v27/cannot-launch-alibre-atom3d-after-extended-trial-expires</text:p>
          </table:table-cell>
        </table:table-row>
        <table:table-row table:style-name="ro2">
          <table:table-cell office:value-type="string" calcext:value-type="string">
            <text:p>https://help.alibre.com/articles/#!alibre-help-v27/can-t-activate-alibre-design-could-it-be-my-firewall</text:p>
          </table:table-cell>
        </table:table-row>
        <table:table-row table:style-name="ro2">
          <table:table-cell office:value-type="string" calcext:value-type="string">
            <text:p>https://help.alibre.com/articles/#!alibre-help-v27/cap-screw-iso-4762-bolts</text:p>
          </table:table-cell>
        </table:table-row>
        <table:table-row table:style-name="ro2">
          <table:table-cell office:value-type="string" calcext:value-type="string">
            <text:p>https://help.alibre.com/articles/#!alibre-help-v27/c-create-the-3d-model</text:p>
          </table:table-cell>
        </table:table-row>
        <table:table-row table:style-name="ro2">
          <table:table-cell office:value-type="string" calcext:value-type="string">
            <text:p>https://help.alibre.com/articles/#!alibre-help-v27/center-of-mass</text:p>
          </table:table-cell>
        </table:table-row>
        <table:table-row table:style-name="ro2">
          <table:table-cell office:value-type="string" calcext:value-type="string">
            <text:p>https://help.alibre.com/articles/#!alibre-help-v27/change-power-settings-to-maintain-gpu-connection</text:p>
          </table:table-cell>
        </table:table-row>
        <table:table-row table:style-name="ro2">
          <table:table-cell office:value-type="string" calcext:value-type="string">
            <text:p>https://help.alibre.com/articles/#!alibre-help-v27/change-the-row-and-column-line-style</text:p>
          </table:table-cell>
        </table:table-row>
        <table:table-row table:style-name="ro2">
          <table:table-cell office:value-type="string" calcext:value-type="string">
            <text:p>https://help.alibre.com/articles/#!alibre-help-v27/coloring-parts</text:p>
          </table:table-cell>
        </table:table-row>
        <table:table-row table:style-name="ro2">
          <table:table-cell office:value-type="string" calcext:value-type="string">
            <text:p>https://help.alibre.com/articles/#!alibre-help-v27/common-centerline-guide-problems</text:p>
          </table:table-cell>
        </table:table-row>
        <table:table-row table:style-name="ro2">
          <table:table-cell office:value-type="string" calcext:value-type="string">
            <text:p>https://help.alibre.com/articles/#!alibre-help-v27/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configure-alibre-design-to-activate-via-a-proxy-server</text:p>
          </table:table-cell>
        </table:table-row>
        <table:table-row table:style-name="ro2">
          <table:table-cell office:value-type="string" calcext:value-type="string">
            <text:p>https://help.alibre.com/articles/#!alibre-help-v27/connector</text:p>
          </table:table-cell>
        </table:table-row>
        <table:table-row table:style-name="ro2">
          <table:table-cell office:value-type="string" calcext:value-type="string">
            <text:p>https://help.alibre.com/articles/#!alibre-help-v27/constraint-geometry-matrix</text:p>
          </table:table-cell>
        </table:table-row>
        <table:table-row table:style-name="ro2">
          <table:table-cell office:value-type="string" calcext:value-type="string">
            <text:p>https://help.alibre.com/articles/#!alibre-help-v27/continuetrial</text:p>
          </table:table-cell>
        </table:table-row>
        <table:table-row table:style-name="ro2">
          <table:table-cell office:value-type="string" calcext:value-type="string">
            <text:p>https://help.alibre.com/articles/#!alibre-help-v27/copy-sketch</text:p>
          </table:table-cell>
        </table:table-row>
        <table:table-row table:style-name="ro2">
          <table:table-cell office:value-type="string" calcext:value-type="string">
            <text:p>https://help.alibre.com/articles/#!alibre-help-v27/core-concepts-of-bom-in-drawing</text:p>
          </table:table-cell>
        </table:table-row>
        <table:table-row table:style-name="ro2">
          <table:table-cell office:value-type="string" calcext:value-type="string">
            <text:p>https://help.alibre.com/articles/#!alibre-help-v27/core-user-interface-elements</text:p>
          </table:table-cell>
        </table:table-row>
        <table:table-row table:style-name="ro2">
          <table:table-cell office:value-type="string" calcext:value-type="string">
            <text:p>https://help.alibre.com/articles/#!alibre-help-v27/cosmetic-thread-options</text:p>
          </table:table-cell>
        </table:table-row>
        <table:table-row table:style-name="ro2">
          <table:table-cell office:value-type="string" calcext:value-type="string">
            <text:p>https://help.alibre.com/articles/#!alibre-help-v27/cosmetic-thread-representation</text:p>
          </table:table-cell>
        </table:table-row>
        <table:table-row table:style-name="ro2">
          <table:table-cell office:value-type="string" calcext:value-type="string">
            <text:p>https://help.alibre.com/articles/#!alibre-help-v27/create-a-3d-part-from-an-imported-2d-dxf-or-dwg</text:p>
          </table:table-cell>
        </table:table-row>
        <table:table-row table:style-name="ro2">
          <table:table-cell office:value-type="string" calcext:value-type="string">
            <text:p>https://help.alibre.com/articles/#!alibre-help-v27/create-a-3d-part-from-an-imported-svg-file</text:p>
          </table:table-cell>
        </table:table-row>
        <table:table-row table:style-name="ro2">
          <table:table-cell office:value-type="string" calcext:value-type="string">
            <text:p>https://help.alibre.com/articles/#!alibre-help-v27/create-an-assembly-configuration</text:p>
          </table:table-cell>
        </table:table-row>
        <table:table-row table:style-name="ro2">
          <table:table-cell office:value-type="string" calcext:value-type="string">
            <text:p>https://help.alibre.com/articles/#!alibre-help-v27/create-and-modify-global-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create-a-new-configuration</text:p>
          </table:table-cell>
        </table:table-row>
        <table:table-row table:style-name="ro2">
          <table:table-cell office:value-type="string" calcext:value-type="string">
            <text:p>https://help.alibre.com/articles/#!alibre-help-v27/create-a-summation-column</text:p>
          </table:table-cell>
        </table:table-row>
        <table:table-row table:style-name="ro2">
          <table:table-cell office:value-type="string" calcext:value-type="string">
            <text:p>https://help.alibre.com/articles/#!alibre-help-v27/create-a-summation-row</text:p>
          </table:table-cell>
        </table:table-row>
        <table:table-row table:style-name="ro2">
          <table:table-cell office:value-type="string" calcext:value-type="string">
            <text:p>https://help.alibre.com/articles/#!alibre-help-v27/create-custom-2d-drawing-templates</text:p>
          </table:table-cell>
        </table:table-row>
        <table:table-row table:style-name="ro2">
          <table:table-cell office:value-type="string" calcext:value-type="string">
            <text:p>https://help.alibre.com/articles/#!alibre-help-v27/create-custom-threads-in-versions-prior-to-v25</text:p>
          </table:table-cell>
        </table:table-row>
        <table:table-row table:style-name="ro2">
          <table:table-cell office:value-type="string" calcext:value-type="string">
            <text:p>https://help.alibre.com/articles/#!alibre-help-v27/create-reference-planes-axes-and-points</text:p>
          </table:table-cell>
        </table:table-row>
        <table:table-row table:style-name="ro2">
          <table:table-cell office:value-type="string" calcext:value-type="string">
            <text:p>https://help.alibre.com/articles/#!alibre-help-v27/creating-a-3d-sketch-with-a-spline-and-an-arc</text:p>
          </table:table-cell>
        </table:table-row>
        <table:table-row table:style-name="ro2">
          <table:table-cell office:value-type="string" calcext:value-type="string">
            <text:p>https://help.alibre.com/articles/#!alibre-help-v27/creating-a-cylinder-between-two-points</text:p>
          </table:table-cell>
        </table:table-row>
        <table:table-row table:style-name="ro2">
          <table:table-cell office:value-type="string" calcext:value-type="string">
            <text:p>https://help.alibre.com/articles/#!alibre-help-v27/creating-and-manipulating-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creating-a-realtime-3d-section-view</text:p>
          </table:table-cell>
        </table:table-row>
        <table:table-row table:style-name="ro2">
          <table:table-cell office:value-type="string" calcext:value-type="string">
            <text:p>https://help.alibre.com/articles/#!alibre-help-v27/creating-the-excel-file</text:p>
          </table:table-cell>
        </table:table-row>
        <table:table-row table:style-name="ro2">
          <table:table-cell office:value-type="string" calcext:value-type="string">
            <text:p>https://help.alibre.com/articles/#!alibre-help-v27/creating-the-part-file</text:p>
          </table:table-cell>
        </table:table-row>
        <table:table-row table:style-name="ro2">
          <table:table-cell office:value-type="string" calcext:value-type="string">
            <text:p>https://help.alibre.com/articles/#!alibre-help-v27/curved-grill</text:p>
          </table:table-cell>
        </table:table-row>
        <table:table-row table:style-name="ro2">
          <table:table-cell office:value-type="string" calcext:value-type="string">
            <text:p>https://help.alibre.com/articles/#!alibre-help-v27/customizations-for-high-resolution-displays</text:p>
          </table:table-cell>
        </table:table-row>
        <table:table-row table:style-name="ro2">
          <table:table-cell office:value-type="string" calcext:value-type="string">
            <text:p>https://help.alibre.com/articles/#!alibre-help-v27/customize-keyboard-shortcuts</text:p>
          </table:table-cell>
        </table:table-row>
        <table:table-row table:style-name="ro2">
          <table:table-cell office:value-type="string" calcext:value-type="string">
            <text:p>https://help.alibre.com/articles/#!alibre-help-v27/customizing-toolbox</text:p>
          </table:table-cell>
        </table:table-row>
        <table:table-row table:style-name="ro2">
          <table:table-cell office:value-type="string" calcext:value-type="string">
            <text:p>https://help.alibre.com/articles/#!alibre-help-v27/custom-values-and-settings-window</text:p>
          </table:table-cell>
        </table:table-row>
        <table:table-row table:style-name="ro2">
          <table:table-cell office:value-type="string" calcext:value-type="string">
            <text:p>https://help.alibre.com/articles/#!alibre-help-v27/default-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deleting-parts-and-sub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deleting-sketches</text:p>
          </table:table-cell>
        </table:table-row>
        <table:table-row table:style-name="ro2">
          <table:table-cell office:value-type="string" calcext:value-type="string">
            <text:p>https://help.alibre.com/articles/#!alibre-help-v27/design-and-data-management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assembly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assembly-configurations-editing-assembly-configuration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assembly-configurations-inserting-part-and-subassembly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assembly-configurations-missing-design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assembly-configurations-using-configurations-in-assembly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part-and-sheet-metal-configurations-editing-part-configuration-prope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part-and-sheet-metal-configurations-regenerating-design-configuratio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part-and-sheet-metal-configurations-using-the-equation-editor-with-c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creating-part-and-sheet-metal-part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using-configurations-in-2d-drawings-and-bom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using-configurations-in-2d-drawings-and-boms-using-configurations-in-a-bom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figurations-using-configurations-in-2d-drawings-and-boms-using-configurations-in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design-considerations-for-the-dynamic-library</text:p>
          </table:table-cell>
        </table:table-row>
        <table:table-row table:style-name="ro2">
          <table:table-cell office:value-type="string" calcext:value-type="string">
            <text:p>https://help.alibre.com/articles/#!alibre-help-v27/dimension-basics</text:p>
          </table:table-cell>
        </table:table-row>
        <table:table-row table:style-name="ro2">
          <table:table-cell office:value-type="string" calcext:value-type="string">
            <text:p>https://help.alibre.com/articles/#!alibre-help-v27/display-issues</text:p>
          </table:table-cell>
        </table:table-row>
        <table:table-row table:style-name="ro2">
          <table:table-cell office:value-type="string" calcext:value-type="string">
            <text:p>https://help.alibre.com/articles/#!alibre-help-v27/dlg-library-duplicates-message</text:p>
          </table:table-cell>
        </table:table-row>
        <table:table-row table:style-name="ro2">
          <table:table-cell office:value-type="string" calcext:value-type="string">
            <text:p>https://help.alibre.com/articles/#!alibre-help-v27/dlg-material-duplicates-message</text:p>
          </table:table-cell>
        </table:table-row>
        <table:table-row table:style-name="ro2">
          <table:table-cell office:value-type="string" calcext:value-type="string">
            <text:p>https://help.alibre.com/articles/#!alibre-help-v27/draft-or-shaded-views-are-not-available-for-the-selected-design-standard-views-will-be-created</text:p>
          </table:table-cell>
        </table:table-row>
        <table:table-row table:style-name="ro2">
          <table:table-cell office:value-type="string" calcext:value-type="string">
            <text:p>https://help.alibre.com/articles/#!alibre-help-v27/drawings</text:p>
          </table:table-cell>
        </table:table-row>
        <table:table-row table:style-name="ro2">
          <table:table-cell office:value-type="string" calcext:value-type="string">
            <text:p>https://help.alibre.com/articles/#!alibre-help-v27/drop-down-lists</text:p>
          </table:table-cell>
        </table:table-row>
        <table:table-row table:style-name="ro2">
          <table:table-cell office:value-type="string" calcext:value-type="string">
            <text:p>https://help.alibre.com/articles/#!alibre-help-v27/d-test-the-3d-model</text:p>
          </table:table-cell>
        </table:table-row>
        <table:table-row table:style-name="ro2">
          <table:table-cell office:value-type="string" calcext:value-type="string">
            <text:p>https://help.alibre.com/articles/#!alibre-help-v27/dxdiag-and-msinfo32-logs</text:p>
          </table:table-cell>
        </table:table-row>
        <table:table-row table:style-name="ro2">
          <table:table-cell office:value-type="string" calcext:value-type="string">
            <text:p>https://help.alibre.com/articles/#!alibre-help-v27/dynamic-part-library</text:p>
          </table:table-cell>
        </table:table-row>
        <table:table-row table:style-name="ro2">
          <table:table-cell office:value-type="string" calcext:value-type="string">
            <text:p>https://help.alibre.com/articles/#!alibre-help-v27/effect-of-normal-direction-when-lofting-to-a-point</text:p>
          </table:table-cell>
        </table:table-row>
        <table:table-row table:style-name="ro2">
          <table:table-cell office:value-type="string" calcext:value-type="string">
            <text:p>https://help.alibre.com/articles/#!alibre-help-v27/enclosure</text:p>
          </table:table-cell>
        </table:table-row>
        <table:table-row table:style-name="ro2">
          <table:table-cell office:value-type="string" calcext:value-type="string">
            <text:p>https://help.alibre.com/articles/#!alibre-help-v27/end-types</text:p>
          </table:table-cell>
        </table:table-row>
        <table:table-row table:style-name="ro2">
          <table:table-cell office:value-type="string" calcext:value-type="string">
            <text:p>https://help.alibre.com/articles/#!alibre-help-v27/equation-basics</text:p>
          </table:table-cell>
        </table:table-row>
        <table:table-row table:style-name="ro2">
          <table:table-cell office:value-type="string" calcext:value-type="string">
            <text:p>https://help.alibre.com/articles/#!alibre-help-v27/error-reading-from-file</text:p>
          </table:table-cell>
        </table:table-row>
        <table:table-row table:style-name="ro2">
          <table:table-cell office:value-type="string" calcext:value-type="string">
            <text:p>https://help.alibre.com/articles/#!alibre-help-v27/e-save-the-3d-model</text:p>
          </table:table-cell>
        </table:table-row>
        <table:table-row table:style-name="ro2">
          <table:table-cell office:value-type="string" calcext:value-type="string">
            <text:p>https://help.alibre.com/articles/#!alibre-help-v27/everyone-loves-a-slinky</text:p>
          </table:table-cell>
        </table:table-row>
        <table:table-row table:style-name="ro2">
          <table:table-cell office:value-type="string" calcext:value-type="string">
            <text:p>https://help.alibre.com/articles/#!alibre-help-v27/export-import-svg</text:p>
          </table:table-cell>
        </table:table-row>
        <table:table-row table:style-name="ro2">
          <table:table-cell office:value-type="string" calcext:value-type="string">
            <text:p>https://help.alibre.com/articles/#!alibre-help-v27/exporting</text:p>
          </table:table-cell>
        </table:table-row>
        <table:table-row table:style-name="ro2">
          <table:table-cell office:value-type="string" calcext:value-type="string">
            <text:p>https://help.alibre.com/articles/#!alibre-help-v27/exporting-parts-for-rendering</text:p>
          </table:table-cell>
        </table:table-row>
        <table:table-row table:style-name="ro2">
          <table:table-cell office:value-type="string" calcext:value-type="string">
            <text:p>https://help.alibre.com/articles/#!alibre-help-v27/face-colors</text:p>
          </table:table-cell>
        </table:table-row>
        <table:table-row table:style-name="ro2">
          <table:table-cell office:value-type="string" calcext:value-type="string">
            <text:p>https://help.alibre.com/articles/#!alibre-help-v27/face-take-off-optio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-driven-catalog-parameter-valu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feature-and-topology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feature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feature-patterns-creating-circular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feature-patterns-creating-linear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feature-patterns-creating-path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mirroring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topology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topology-patterns-creating-circular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copying-existing-items-topology-patterns-creating-linear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catalog-feature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catalog-feature-saving-and-inserting-catalog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chamfer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chamfers-3d-chamfered-edg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chamfers-3d-chamfered-vertic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design-boolean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direct-editing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direct-editing-remove-tool-removing-model-piec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drafts-creating-draft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external-cosmetic-thread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external-cosmetic-threads-creating-an-external-thread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external-cosmetic-threads-thread-listing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extrusio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extrusions-boss-extrusio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extrusions-cuts-and-thin-wall-cut-extrusio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fillets-3d-fillet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helical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helical-features-boss-helical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helical-features-cut-helical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hol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holes-creating-hol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holes-hole-preset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loft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lofts-boss-loft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lofts-cut-loft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move-face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offset-face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project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remove-face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revolutio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revolutions-boss-revolutio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revolutions-cut-and-thin-wall-cut-revolution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scaling-and-mirroring-part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shelling-creating-a-shell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sweep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sweeps-boss-and-thin-boss-sweep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sweeps-cut-and-thin-cut-sweep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textured-threads-legacy-warning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tracing-image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standard-features-wrap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the-design-explorer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the-design-explorer-identifying-failed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the-design-explorer-using-the-design-explorer</text:p>
          </table:table-cell>
        </table:table-row>
        <table:table-row table:style-name="ro2">
          <table:table-cell office:value-type="string" calcext:value-type="string">
            <text:p>https://help.alibre.com/articles/#!alibre-help-v27/features-working-with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feature-versus-topology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file-menu</text:p>
          </table:table-cell>
        </table:table-row>
        <table:table-row table:style-name="ro2">
          <table:table-cell office:value-type="string" calcext:value-type="string">
            <text:p>https://help.alibre.com/articles/#!alibre-help-v27/gap-type-options</text:p>
          </table:table-cell>
        </table:table-row>
        <table:table-row table:style-name="ro2">
          <table:table-cell office:value-type="string" calcext:value-type="string">
            <text:p>https://help.alibre.com/articles/#!alibre-help-v27/gear-example</text:p>
          </table:table-cell>
        </table:table-row>
        <table:table-row table:style-name="ro2">
          <table:table-cell office:value-type="string" calcext:value-type="string">
            <text:p>https://help.alibre.com/articles/#!alibre-help-v27/general-knowledge-base</text:p>
          </table:table-cell>
        </table:table-row>
        <table:table-row table:style-name="ro2">
          <table:table-cell office:value-type="string" calcext:value-type="string">
            <text:p>https://help.alibre.com/articles/#!alibre-help-v27/generate-design-item-selection</text:p>
          </table:table-cell>
        </table:table-row>
        <table:table-row table:style-name="ro2">
          <table:table-cell office:value-type="string" calcext:value-type="string">
            <text:p>https://help.alibre.com/articles/#!alibre-help-v27/generate-design-parameters-selection</text:p>
          </table:table-cell>
        </table:table-row>
        <table:table-row table:style-name="ro2">
          <table:table-cell office:value-type="string" calcext:value-type="string">
            <text:p>https://help.alibre.com/articles/#!alibre-help-v27/generating-designs-from-the-library</text:p>
          </table:table-cell>
        </table:table-row>
        <table:table-row table:style-name="ro2">
          <table:table-cell office:value-type="string" calcext:value-type="string">
            <text:p>https://help.alibre.com/articles/#!alibre-help-v27/generating-models-from-toolbox</text:p>
          </table:table-cell>
        </table:table-row>
        <table:table-row table:style-name="ro2">
          <table:table-cell office:value-type="string" calcext:value-type="string">
            <text:p>https://help.alibre.com/articles/#!alibre-help-v27/geodesic-dome-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geomagic-vault-critical-notes-for-installation-or-modification-of-the-vault</text:p>
          </table:table-cell>
        </table:table-row>
        <table:table-row table:style-name="ro2">
          <table:table-cell office:value-type="string" calcext:value-type="string">
            <text:p>https://help.alibre.com/articles/#!alibre-help-v27/geomagic-vault-differences-between-the-vault-and-the-file-system</text:p>
          </table:table-cell>
        </table:table-row>
        <table:table-row table:style-name="ro2">
          <table:table-cell office:value-type="string" calcext:value-type="string">
            <text:p>https://help.alibre.com/articles/#!alibre-help-v27/geomagic-vault-enabling-or-disabling-saving-to-the-vault</text:p>
          </table:table-cell>
        </table:table-row>
        <table:table-row table:style-name="ro2">
          <table:table-cell office:value-type="string" calcext:value-type="string">
            <text:p>https://help.alibre.com/articles/#!alibre-help-v27/geomagic-vault-how-to-think-about-the-vault</text:p>
          </table:table-cell>
        </table:table-row>
        <table:table-row table:style-name="ro2">
          <table:table-cell office:value-type="string" calcext:value-type="string">
            <text:p>https://help.alibre.com/articles/#!alibre-help-v27/geomagic-vault-opening-items-from-geomagic-vault</text:p>
          </table:table-cell>
        </table:table-row>
        <table:table-row table:style-name="ro2">
          <table:table-cell office:value-type="string" calcext:value-type="string">
            <text:p>https://help.alibre.com/articles/#!alibre-help-v27/geomagic-vault-what-is-meta-data</text:p>
          </table:table-cell>
        </table:table-row>
        <table:table-row table:style-name="ro2">
          <table:table-cell office:value-type="string" calcext:value-type="string">
            <text:p>https://help.alibre.com/articles/#!alibre-help-v27/geomagic-vault-where-to-find-extensive-vault-help</text:p>
          </table:table-cell>
        </table:table-row>
        <table:table-row table:style-name="ro2">
          <table:table-cell office:value-type="string" calcext:value-type="string">
            <text:p>https://help.alibre.com/articles/#!alibre-help-v27/geometry-integrity</text:p>
          </table:table-cell>
        </table:table-row>
        <table:table-row table:style-name="ro2">
          <table:table-cell office:value-type="string" calcext:value-type="string">
            <text:p>https://help.alibre.com/articles/#!alibre-help-v27/getlicensestatusfailed</text:p>
          </table:table-cell>
        </table:table-row>
        <table:table-row table:style-name="ro2">
          <table:table-cell office:value-type="string" calcext:value-type="string">
            <text:p>https://help.alibre.com/articles/#!alibre-help-v27/getlicensestatusunknownerror</text:p>
          </table:table-cell>
        </table:table-row>
        <table:table-row table:style-name="ro2">
          <table:table-cell office:value-type="string" calcext:value-type="string">
            <text:p>https://help.alibre.com/articles/#!alibre-help-v27/getpassivelicensestatusfailed</text:p>
          </table:table-cell>
        </table:table-row>
        <table:table-row table:style-name="ro2">
          <table:table-cell office:value-type="string" calcext:value-type="string">
            <text:p>https://help.alibre.com/articles/#!alibre-help-v27/getting-user-input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-creating-global-parameter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-creating-global-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-example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-updating-designs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-using-global-parameter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-using-global-parameter-files-with-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s-using-global-parameter-files-with-parts</text:p>
          </table:table-cell>
        </table:table-row>
        <table:table-row table:style-name="ro2">
          <table:table-cell office:value-type="string" calcext:value-type="string">
            <text:p>https://help.alibre.com/articles/#!alibre-help-v27/global-parameter-workspace-options</text:p>
          </table:table-cell>
        </table:table-row>
        <table:table-row table:style-name="ro2">
          <table:table-cell office:value-type="string" calcext:value-type="string">
            <text:p>https://help.alibre.com/articles/#!alibre-help-v27/grid-basics</text:p>
          </table:table-cell>
        </table:table-row>
        <table:table-row table:style-name="ro2">
          <table:table-cell office:value-type="string" calcext:value-type="string">
            <text:p>https://help.alibre.com/articles/#!alibre-help-v27/guidelines-for-trouble-free-2d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guidelines-for-trouble-free-3d-part-design-2d-sketching-tips</text:p>
          </table:table-cell>
        </table:table-row>
        <table:table-row table:style-name="ro2">
          <table:table-cell office:value-type="string" calcext:value-type="string">
            <text:p>https://help.alibre.com/articles/#!alibre-help-v27/guidelines-for-trouble-free-assembly-design</text:p>
          </table:table-cell>
        </table:table-row>
        <table:table-row table:style-name="ro2">
          <table:table-cell office:value-type="string" calcext:value-type="string">
            <text:p>https://help.alibre.com/articles/#!alibre-help-v27/guidelines-for-trouble-free-part-design-3d-features-imports</text:p>
          </table:table-cell>
        </table:table-row>
        <table:table-row table:style-name="ro2">
          <table:table-cell office:value-type="string" calcext:value-type="string">
            <text:p>https://help.alibre.com/articles/#!alibre-help-v27/hardware-accelerated-gpu-scheduling</text:p>
          </table:table-cell>
        </table:table-row>
        <table:table-row table:style-name="ro2">
          <table:table-cell office:value-type="string" calcext:value-type="string">
            <text:p>https://help.alibre.com/articles/#!alibre-help-v27/helical-spring</text:p>
          </table:table-cell>
        </table:table-row>
        <table:table-row table:style-name="ro2">
          <table:table-cell office:value-type="string" calcext:value-type="string">
            <text:p>https://help.alibre.com/articles/#!alibre-help-v27/hole-examples</text:p>
          </table:table-cell>
        </table:table-row>
        <table:table-row table:style-name="ro2">
          <table:table-cell office:value-type="string" calcext:value-type="string">
            <text:p>https://help.alibre.com/articles/#!alibre-help-v27/how-to-create-a-tri-axial-ellipsoid</text:p>
          </table:table-cell>
        </table:table-row>
        <table:table-row table:style-name="ro2">
          <table:table-cell office:value-type="string" calcext:value-type="string">
            <text:p>https://help.alibre.com/articles/#!alibre-help-v27/how-to-create-custom-view-orientations-for-2d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how-to-export</text:p>
          </table:table-cell>
        </table:table-row>
        <table:table-row table:style-name="ro2">
          <table:table-cell office:value-type="string" calcext:value-type="string">
            <text:p>https://help.alibre.com/articles/#!alibre-help-v27/how-to-reposition-a-part-in-the-parts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how-to-show-or-hide-parts-and-sub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how-to-suppress-a-part-or-subassembly</text:p>
          </table:table-cell>
        </table:table-row>
        <table:table-row table:style-name="ro2">
          <table:table-cell office:value-type="string" calcext:value-type="string">
            <text:p>https://help.alibre.com/articles/#!alibre-help-v27/iges-export-settings</text:p>
          </table:table-cell>
        </table:table-row>
        <table:table-row table:style-name="ro2">
          <table:table-cell office:value-type="string" calcext:value-type="string">
            <text:p>https://help.alibre.com/articles/#!alibre-help-v27/import-catalog-library</text:p>
          </table:table-cell>
        </table:table-row>
        <table:table-row table:style-name="ro2">
          <table:table-cell office:value-type="string" calcext:value-type="string">
            <text:p>https://help.alibre.com/articles/#!alibre-help-v27/importcertficatefailed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checking-parts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export-file-types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exporting-a-model-assembly-or-2d-drawing-to-an-autocad-format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face-color-with-imported-files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import-file-options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importing-files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saving-imported-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imported-parts-supported-iges-entities</text:p>
          </table:table-cell>
        </table:table-row>
        <table:table-row table:style-name="ro2">
          <table:table-cell office:value-type="string" calcext:value-type="string">
            <text:p>https://help.alibre.com/articles/#!alibre-help-v27/importing</text:p>
          </table:table-cell>
        </table:table-row>
        <table:table-row table:style-name="ro2">
          <table:table-cell office:value-type="string" calcext:value-type="string">
            <text:p>https://help.alibre.com/articles/#!alibre-help-v27/importing-files</text:p>
          </table:table-cell>
        </table:table-row>
        <table:table-row table:style-name="ro2">
          <table:table-cell office:value-type="string" calcext:value-type="string">
            <text:p>https://help.alibre.com/articles/#!alibre-help-v27/import-points-for-a-sketch</text:p>
          </table:table-cell>
        </table:table-row>
        <table:table-row table:style-name="ro2">
          <table:table-cell office:value-type="string" calcext:value-type="string">
            <text:p>https://help.alibre.com/articles/#!alibre-help-v27/import-points-from-a-csv-file-rotate-them-and-connect-into-a-polyline</text:p>
          </table:table-cell>
        </table:table-row>
        <table:table-row table:style-name="ro2">
          <table:table-cell office:value-type="string" calcext:value-type="string">
            <text:p>https://help.alibre.com/articles/#!alibre-help-v27/import-scripts</text:p>
          </table:table-cell>
        </table:table-row>
        <table:table-row table:style-name="ro2">
          <table:table-cell office:value-type="string" calcext:value-type="string">
            <text:p>https://help.alibre.com/articles/#!alibre-help-v27/input-types-dynamic-library</text:p>
          </table:table-cell>
        </table:table-row>
        <table:table-row table:style-name="ro2">
          <table:table-cell office:value-type="string" calcext:value-type="string">
            <text:p>https://help.alibre.com/articles/#!alibre-help-v27/insert-a-duplicate-part-or-subassembly-by-click-dragging</text:p>
          </table:table-cell>
        </table:table-row>
        <table:table-row table:style-name="ro2">
          <table:table-cell office:value-type="string" calcext:value-type="string">
            <text:p>https://help.alibre.com/articles/#!alibre-help-v27/insert-a-duplicate-part-or-subassembly-by-using-standard-menus</text:p>
          </table:table-cell>
        </table:table-row>
        <table:table-row table:style-name="ro2">
          <table:table-cell office:value-type="string" calcext:value-type="string">
            <text:p>https://help.alibre.com/articles/#!alibre-help-v27/insert-a-duplicate-part-or-subassembly-by-using-the-right-click-menu</text:p>
          </table:table-cell>
        </table:table-row>
        <table:table-row table:style-name="ro2">
          <table:table-cell office:value-type="string" calcext:value-type="string">
            <text:p>https://help.alibre.com/articles/#!alibre-help-v27/insert-an-existing-design-into-an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inspecting-models</text:p>
          </table:table-cell>
        </table:table-row>
        <table:table-row table:style-name="ro2">
          <table:table-cell office:value-type="string" calcext:value-type="string">
            <text:p>https://help.alibre.com/articles/#!alibre-help-v27/installation-knowledge-base</text:p>
          </table:table-cell>
        </table:table-row>
        <table:table-row table:style-name="ro2">
          <table:table-cell office:value-type="string" calcext:value-type="string">
            <text:p>https://help.alibre.com/articles/#!alibre-help-v27/installed-but-won-t-open-checking-dependencies</text:p>
          </table:table-cell>
        </table:table-row>
        <table:table-row table:style-name="ro2">
          <table:table-cell office:value-type="string" calcext:value-type="string">
            <text:p>https://help.alibre.com/articles/#!alibre-help-v27/install-network-license-server</text:p>
          </table:table-cell>
        </table:table-row>
        <table:table-row table:style-name="ro2">
          <table:table-cell office:value-type="string" calcext:value-type="string">
            <text:p>https://help.alibre.com/articles/#!alibre-help-v27/insufficient-privileges-to-access-alibre-script-library</text:p>
          </table:table-cell>
        </table:table-row>
        <table:table-row table:style-name="ro2">
          <table:table-cell office:value-type="string" calcext:value-type="string">
            <text:p>https://help.alibre.com/articles/#!alibre-help-v27/introduction</text:p>
          </table:table-cell>
        </table:table-row>
        <table:table-row table:style-name="ro2">
          <table:table-cell office:value-type="string" calcext:value-type="string">
            <text:p>https://help.alibre.com/articles/#!alibre-help-v27/invalid-error-code-at-launch</text:p>
          </table:table-cell>
        </table:table-row>
        <table:table-row table:style-name="ro2">
          <table:table-cell office:value-type="string" calcext:value-type="string">
            <text:p>https://help.alibre.com/articles/#!alibre-help-v27/invalidlicensekey</text:p>
          </table:table-cell>
        </table:table-row>
        <table:table-row table:style-name="ro2">
          <table:table-cell office:value-type="string" calcext:value-type="string">
            <text:p>https://help.alibre.com/articles/#!alibre-help-v27/issues-with-legacy-geomagic-licensing</text:p>
          </table:table-cell>
        </table:table-row>
        <table:table-row table:style-name="ro2">
          <table:table-cell office:value-type="string" calcext:value-type="string">
            <text:p>https://help.alibre.com/articles/#!alibre-help-v27/joint-creator</text:p>
          </table:table-cell>
        </table:table-row>
        <table:table-row table:style-name="ro2">
          <table:table-cell office:value-type="string" calcext:value-type="string">
            <text:p>https://help.alibre.com/articles/#!alibre-help-v27/knowledge-base</text:p>
          </table:table-cell>
        </table:table-row>
        <table:table-row table:style-name="ro2">
          <table:table-cell office:value-type="string" calcext:value-type="string">
            <text:p>https://help.alibre.com/articles/#!alibre-help-v27/licenseactivationsuccess</text:p>
          </table:table-cell>
        </table:table-row>
        <table:table-row table:style-name="ro2">
          <table:table-cell office:value-type="string" calcext:value-type="string">
            <text:p>https://help.alibre.com/articles/#!alibre-help-v27/licensedateerror</text:p>
          </table:table-cell>
        </table:table-row>
        <table:table-row table:style-name="ro2">
          <table:table-cell office:value-type="string" calcext:value-type="string">
            <text:p>https://help.alibre.com/articles/#!alibre-help-v27/license-initialization-was-not-successful</text:p>
          </table:table-cell>
        </table:table-row>
        <table:table-row table:style-name="ro2">
          <table:table-cell office:value-type="string" calcext:value-type="string">
            <text:p>https://help.alibre.com/articles/#!alibre-help-v27/licenseinstalllimitreached</text:p>
          </table:table-cell>
        </table:table-row>
        <table:table-row table:style-name="ro2">
          <table:table-cell office:value-type="string" calcext:value-type="string">
            <text:p>https://help.alibre.com/articles/#!alibre-help-v27/licenseleaseexpired</text:p>
          </table:table-cell>
        </table:table-row>
        <table:table-row table:style-name="ro2">
          <table:table-cell office:value-type="string" calcext:value-type="string">
            <text:p>https://help.alibre.com/articles/#!alibre-help-v27/licensereturnederror</text:p>
          </table:table-cell>
        </table:table-row>
        <table:table-row table:style-name="ro2">
          <table:table-cell office:value-type="string" calcext:value-type="string">
            <text:p>https://help.alibre.com/articles/#!alibre-help-v27/licensing</text:p>
          </table:table-cell>
        </table:table-row>
        <table:table-row table:style-name="ro2">
          <table:table-cell office:value-type="string" calcext:value-type="string">
            <text:p>https://help.alibre.com/articles/#!alibre-help-v27/licensing-help</text:p>
          </table:table-cell>
        </table:table-row>
        <table:table-row table:style-name="ro2">
          <table:table-cell office:value-type="string" calcext:value-type="string">
            <text:p>https://help.alibre.com/articles/#!alibre-help-v27/licensinginitfailed</text:p>
          </table:table-cell>
        </table:table-row>
        <table:table-row table:style-name="ro2">
          <table:table-cell office:value-type="string" calcext:value-type="string">
            <text:p>https://help.alibre.com/articles/#!alibre-help-v27/licensing-knowledge-base</text:p>
          </table:table-cell>
        </table:table-row>
        <table:table-row table:style-name="ro2">
          <table:table-cell office:value-type="string" calcext:value-type="string">
            <text:p>https://help.alibre.com/articles/#!alibre-help-v27/licensingloadfailed</text:p>
          </table:table-cell>
        </table:table-row>
        <table:table-row table:style-name="ro2">
          <table:table-cell office:value-type="string" calcext:value-type="string">
            <text:p>https://help.alibre.com/articles/#!alibre-help-v27/list-all-parts-in-an-assembly-and-sub-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location-of-toolbox-data</text:p>
          </table:table-cell>
        </table:table-row>
        <table:table-row table:style-name="ro2">
          <table:table-cell office:value-type="string" calcext:value-type="string">
            <text:p>https://help.alibre.com/articles/#!alibre-help-v27/locked-vs-unlocked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loft-basics</text:p>
          </table:table-cell>
        </table:table-row>
        <table:table-row table:style-name="ro2">
          <table:table-cell office:value-type="string" calcext:value-type="string">
            <text:p>https://help.alibre.com/articles/#!alibre-help-v27/loft-between-a-sketch-and-point</text:p>
          </table:table-cell>
        </table:table-row>
        <table:table-row table:style-name="ro2">
          <table:table-cell office:value-type="string" calcext:value-type="string">
            <text:p>https://help.alibre.com/articles/#!alibre-help-v27/lofted-connection</text:p>
          </table:table-cell>
        </table:table-row>
        <table:table-row table:style-name="ro2">
          <table:table-cell office:value-type="string" calcext:value-type="string">
            <text:p>https://help.alibre.com/articles/#!alibre-help-v27/loft-examples</text:p>
          </table:table-cell>
        </table:table-row>
        <table:table-row table:style-name="ro2">
          <table:table-cell office:value-type="string" calcext:value-type="string">
            <text:p>https://help.alibre.com/articles/#!alibre-help-v27/loft-from-a-face-to-a-point</text:p>
          </table:table-cell>
        </table:table-row>
        <table:table-row table:style-name="ro2">
          <table:table-cell office:value-type="string" calcext:value-type="string">
            <text:p>https://help.alibre.com/articles/#!alibre-help-v27/lofting-with-a-guide-curve</text:p>
          </table:table-cell>
        </table:table-row>
        <table:table-row table:style-name="ro2">
          <table:table-cell office:value-type="string" calcext:value-type="string">
            <text:p>https://help.alibre.com/articles/#!alibre-help-v27/lofting-with-global-and-local-guides</text:p>
          </table:table-cell>
        </table:table-row>
        <table:table-row table:style-name="ro2">
          <table:table-cell office:value-type="string" calcext:value-type="string">
            <text:p>https://help.alibre.com/articles/#!alibre-help-v27/lofting-with-tangency-control-guides-and-gap-type</text:p>
          </table:table-cell>
        </table:table-row>
        <table:table-row table:style-name="ro2">
          <table:table-cell office:value-type="string" calcext:value-type="string">
            <text:p>https://help.alibre.com/articles/#!alibre-help-v27/loft-using-a-tangent-guide</text:p>
          </table:table-cell>
        </table:table-row>
        <table:table-row table:style-name="ro2">
          <table:table-cell office:value-type="string" calcext:value-type="string">
            <text:p>https://help.alibre.com/articles/#!alibre-help-v27/loft-with-centerline-guide</text:p>
          </table:table-cell>
        </table:table-row>
        <table:table-row table:style-name="ro2">
          <table:table-cell office:value-type="string" calcext:value-type="string">
            <text:p>https://help.alibre.com/articles/#!alibre-help-v27/loft-with-guides-and-tangency-control</text:p>
          </table:table-cell>
        </table:table-row>
        <table:table-row table:style-name="ro2">
          <table:table-cell office:value-type="string" calcext:value-type="string">
            <text:p>https://help.alibre.com/articles/#!alibre-help-v27/loft-with-non-planar-face-cross-section</text:p>
          </table:table-cell>
        </table:table-row>
        <table:table-row table:style-name="ro2">
          <table:table-cell office:value-type="string" calcext:value-type="string">
            <text:p>https://help.alibre.com/articles/#!alibre-help-v27/manage-design-catalog-library</text:p>
          </table:table-cell>
        </table:table-row>
        <table:table-row table:style-name="ro2">
          <table:table-cell office:value-type="string" calcext:value-type="string">
            <text:p>https://help.alibre.com/articles/#!alibre-help-v27/managing-part-materials</text:p>
          </table:table-cell>
        </table:table-row>
        <table:table-row table:style-name="ro2">
          <table:table-cell office:value-type="string" calcext:value-type="string">
            <text:p>https://help.alibre.com/articles/#!alibre-help-v27/managing-the-library</text:p>
          </table:table-cell>
        </table:table-row>
        <table:table-row table:style-name="ro2">
          <table:table-cell office:value-type="string" calcext:value-type="string">
            <text:p>https://help.alibre.com/articles/#!alibre-help-v27/manipulating-a-part-or-subassembly</text:p>
          </table:table-cell>
        </table:table-row>
        <table:table-row table:style-name="ro2">
          <table:table-cell office:value-type="string" calcext:value-type="string">
            <text:p>https://help.alibre.com/articles/#!alibre-help-v27/material-editor-help</text:p>
          </table:table-cell>
        </table:table-row>
        <table:table-row table:style-name="ro2">
          <table:table-cell office:value-type="string" calcext:value-type="string">
            <text:p>https://help.alibre.com/articles/#!alibre-help-v27/midplane-extrusion</text:p>
          </table:table-cell>
        </table:table-row>
        <table:table-row table:style-name="ro2">
          <table:table-cell office:value-type="string" calcext:value-type="string">
            <text:p>https://help.alibre.com/articles/#!alibre-help-v27/mobius-strip</text:p>
          </table:table-cell>
        </table:table-row>
        <table:table-row table:style-name="ro2">
          <table:table-cell office:value-type="string" calcext:value-type="string">
            <text:p>https://help.alibre.com/articles/#!alibre-help-v27/model-and-sketch-performance</text:p>
          </table:table-cell>
        </table:table-row>
        <table:table-row table:style-name="ro2">
          <table:table-cell office:value-type="string" calcext:value-type="string">
            <text:p>https://help.alibre.com/articles/#!alibre-help-v27/modify-an-exisiting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modify-an-existing-part</text:p>
          </table:table-cell>
        </table:table-row>
        <table:table-row table:style-name="ro2">
          <table:table-cell office:value-type="string" calcext:value-type="string">
            <text:p>https://help.alibre.com/articles/#!alibre-help-v27/move-a-component-a-precise-distance</text:p>
          </table:table-cell>
        </table:table-row>
        <table:table-row table:style-name="ro2">
          <table:table-cell office:value-type="string" calcext:value-type="string">
            <text:p>https://help.alibre.com/articles/#!alibre-help-v27/move-or-rotate-a-component-with-free-drag</text:p>
          </table:table-cell>
        </table:table-row>
        <table:table-row table:style-name="ro2">
          <table:table-cell office:value-type="string" calcext:value-type="string">
            <text:p>https://help.alibre.com/articles/#!alibre-help-v27/move-or-rotate-a-component-with-free-drag-use-triad</text:p>
          </table:table-cell>
        </table:table-row>
        <table:table-row table:style-name="ro2">
          <table:table-cell office:value-type="string" calcext:value-type="string">
            <text:p>https://help.alibre.com/articles/#!alibre-help-v27/move-or-rotate-a-component-with-use-triad</text:p>
          </table:table-cell>
        </table:table-row>
        <table:table-row table:style-name="ro2">
          <table:table-cell office:value-type="string" calcext:value-type="string">
            <text:p>https://help.alibre.com/articles/#!alibre-help-v27/msg-cannot-compute-center-of-mass</text:p>
          </table:table-cell>
        </table:table-row>
        <table:table-row table:style-name="ro2">
          <table:table-cell office:value-type="string" calcext:value-type="string">
            <text:p>https://help.alibre.com/articles/#!alibre-help-v27/multi-line-text-in-a-bom</text:p>
          </table:table-cell>
        </table:table-row>
        <table:table-row table:style-name="ro2">
          <table:table-cell office:value-type="string" calcext:value-type="string">
            <text:p>https://help.alibre.com/articles/#!alibre-help-v27/multiple-gpu-warning</text:p>
          </table:table-cell>
        </table:table-row>
        <table:table-row table:style-name="ro2">
          <table:table-cell office:value-type="string" calcext:value-type="string">
            <text:p>https://help.alibre.com/articles/#!alibre-help-v27/must-read-critical-items</text:p>
          </table:table-cell>
        </table:table-row>
        <table:table-row table:style-name="ro2">
          <table:table-cell office:value-type="string" calcext:value-type="string">
            <text:p>https://help.alibre.com/articles/#!alibre-help-v27/native-file-extensions</text:p>
          </table:table-cell>
        </table:table-row>
        <table:table-row table:style-name="ro2">
          <table:table-cell office:value-type="string" calcext:value-type="string">
            <text:p>https://help.alibre.com/articles/#!alibre-help-v27/newtrialavailable</text:p>
          </table:table-cell>
        </table:table-row>
        <table:table-row table:style-name="ro2">
          <table:table-cell office:value-type="string" calcext:value-type="string">
            <text:p>https://help.alibre.com/articles/#!alibre-help-v27/no-new-vertices-option</text:p>
          </table:table-cell>
        </table:table-row>
        <table:table-row table:style-name="ro2">
          <table:table-cell office:value-type="string" calcext:value-type="string">
            <text:p>https://help.alibre.com/articles/#!alibre-help-v27/nsl-license-backtimed</text:p>
          </table:table-cell>
        </table:table-row>
        <table:table-row table:style-name="ro2">
          <table:table-cell office:value-type="string" calcext:value-type="string">
            <text:p>https://help.alibre.com/articles/#!alibre-help-v27/object-reference-not-set-to-an-instance-of-an-object-error</text:p>
          </table:table-cell>
        </table:table-row>
        <table:table-row table:style-name="ro2">
          <table:table-cell office:value-type="string" calcext:value-type="string">
            <text:p>https://help.alibre.com/articles/#!alibre-help-v27/obj-export</text:p>
          </table:table-cell>
        </table:table-row>
        <table:table-row table:style-name="ro2">
          <table:table-cell office:value-type="string" calcext:value-type="string">
            <text:p>https://help.alibre.com/articles/#!alibre-help-v27/off-line-activation</text:p>
          </table:table-cell>
        </table:table-row>
        <table:table-row table:style-name="ro2">
          <table:table-cell office:value-type="string" calcext:value-type="string">
            <text:p>https://help.alibre.com/articles/#!alibre-help-v27/open-an-existing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parameters-with-units</text:p>
          </table:table-cell>
        </table:table-row>
        <table:table-row table:style-name="ro2">
          <table:table-cell office:value-type="string" calcext:value-type="string">
            <text:p>https://help.alibre.com/articles/#!alibre-help-v27/part-design-kb</text:p>
          </table:table-cell>
        </table:table-row>
        <table:table-row table:style-name="ro2">
          <table:table-cell office:value-type="string" calcext:value-type="string">
            <text:p>https://help.alibre.com/articles/#!alibre-help-v27/part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part-files</text:p>
          </table:table-cell>
        </table:table-row>
        <table:table-row table:style-name="ro2">
          <table:table-cell office:value-type="string" calcext:value-type="string">
            <text:p>https://help.alibre.com/articles/#!alibre-help-v27/part-generators</text:p>
          </table:table-cell>
        </table:table-row>
        <table:table-row table:style-name="ro2">
          <table:table-cell office:value-type="string" calcext:value-type="string">
            <text:p>https://help.alibre.com/articles/#!alibre-help-v27/part-modeling-folder</text:p>
          </table:table-cell>
        </table:table-row>
        <table:table-row table:style-name="ro2">
          <table:table-cell office:value-type="string" calcext:value-type="string">
            <text:p>https://help.alibre.com/articles/#!alibre-help-v27/parts-not-displaying-properly-in-assembly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passivelicenseimporterror</text:p>
          </table:table-cell>
        </table:table-row>
        <table:table-row table:style-name="ro2">
          <table:table-cell office:value-type="string" calcext:value-type="string">
            <text:p>https://help.alibre.com/articles/#!alibre-help-v27/passivelicensinginitfailed</text:p>
          </table:table-cell>
        </table:table-row>
        <table:table-row table:style-name="ro2">
          <table:table-cell office:value-type="string" calcext:value-type="string">
            <text:p>https://help.alibre.com/articles/#!alibre-help-v27/passivelicensingloadfailed</text:p>
          </table:table-cell>
        </table:table-row>
        <table:table-row table:style-name="ro2">
          <table:table-cell office:value-type="string" calcext:value-type="string">
            <text:p>https://help.alibre.com/articles/#!alibre-help-v27/pdf-writer-settings</text:p>
          </table:table-cell>
        </table:table-row>
        <table:table-row table:style-name="ro2">
          <table:table-cell office:value-type="string" calcext:value-type="string">
            <text:p>https://help.alibre.com/articles/#!alibre-help-v27/performance</text:p>
          </table:table-cell>
        </table:table-row>
        <table:table-row table:style-name="ro2">
          <table:table-cell office:value-type="string" calcext:value-type="string">
            <text:p>https://help.alibre.com/articles/#!alibre-help-v27/physical-properties-of-parts</text:p>
          </table:table-cell>
        </table:table-row>
        <table:table-row table:style-name="ro2">
          <table:table-cell office:value-type="string" calcext:value-type="string">
            <text:p>https://help.alibre.com/articles/#!alibre-help-v27/pocket-hole-creator</text:p>
          </table:table-cell>
        </table:table-row>
        <table:table-row table:style-name="ro2">
          <table:table-cell office:value-type="string" calcext:value-type="string">
            <text:p>https://help.alibre.com/articles/#!alibre-help-v27/polygon-incircle</text:p>
          </table:table-cell>
        </table:table-row>
        <table:table-row table:style-name="ro2">
          <table:table-cell office:value-type="string" calcext:value-type="string">
            <text:p>https://help.alibre.com/articles/#!alibre-help-v27/precise-3d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preparing-models-for-rendering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3d-view-controls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3d-view-controls-orient-to-plane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3d-view-controls-perspective-view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3d-view-controls-view-history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activating-add-ons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copy-and-paste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deleting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-auto-recovery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-creating-a-part-in-an-assembly-workspace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-new-part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-open-file-from-geomagic-vault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-open-or-import-existing-file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-package-file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opening-and-saving-files-saving-a-file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removing-selection-in-dialog-box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rotating-the-view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selecting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selecting-advanced-selector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selecting-selection-filters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selection-in-3d-environment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selection-in-sketch-mode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view-orientations</text:p>
          </table:table-cell>
        </table:table-row>
        <table:table-row table:style-name="ro2">
          <table:table-cell office:value-type="string" calcext:value-type="string">
            <text:p>https://help.alibre.com/articles/#!alibre-help-v27/product-fundamentals-zooming-and-panning</text:p>
          </table:table-cell>
        </table:table-row>
        <table:table-row table:style-name="ro2">
          <table:table-cell office:value-type="string" calcext:value-type="string">
            <text:p>https://help.alibre.com/articles/#!alibre-help-v27/profile-and-sweep-path</text:p>
          </table:table-cell>
        </table:table-row>
        <table:table-row table:style-name="ro2">
          <table:table-cell office:value-type="string" calcext:value-type="string">
            <text:p>https://help.alibre.com/articles/#!alibre-help-v27/project</text:p>
          </table:table-cell>
        </table:table-row>
        <table:table-row table:style-name="ro2">
          <table:table-cell office:value-type="string" calcext:value-type="string">
            <text:p>https://help.alibre.com/articles/#!alibre-help-v27/promocodeinvaliderror</text:p>
          </table:table-cell>
        </table:table-row>
        <table:table-row table:style-name="ro2">
          <table:table-cell office:value-type="string" calcext:value-type="string">
            <text:p>https://help.alibre.com/articles/#!alibre-help-v27/promotionexpired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bill-of-materials-to-pdf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other-2d-content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to-a-pdf-publishing-a-model-to-html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to-pdf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to-pdf-creating-a-pdf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to-pdf-pdf-templates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to-pdf-using-an-existing-pdf</text:p>
          </table:table-cell>
        </table:table-row>
        <table:table-row table:style-name="ro2">
          <table:table-cell office:value-type="string" calcext:value-type="string">
            <text:p>https://help.alibre.com/articles/#!alibre-help-v27/publishing-to-pdf-viewing-pdf-files</text:p>
          </table:table-cell>
        </table:table-row>
        <table:table-row table:style-name="ro2">
          <table:table-cell office:value-type="string" calcext:value-type="string">
            <text:p>https://help.alibre.com/articles/#!alibre-help-v27/publish-to-pdf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assembly-workspaces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bill-of-materials-workspaces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drawing-workspaces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global-parameters-workspaces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model-terms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part-workspaces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sheetmetal-workspaces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the-design-explorer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the-home-window</text:p>
          </table:table-cell>
        </table:table-row>
        <table:table-row table:style-name="ro2">
          <table:table-cell office:value-type="string" calcext:value-type="string">
            <text:p>https://help.alibre.com/articles/#!alibre-help-v27/quick-tour-the-ribbon-interface</text:p>
          </table:table-cell>
        </table:table-row>
        <table:table-row table:style-name="ro2">
          <table:table-cell office:value-type="string" calcext:value-type="string">
            <text:p>https://help.alibre.com/articles/#!alibre-help-v27/reading-from-a-spreadsheet</text:p>
          </table:table-cell>
        </table:table-row>
        <table:table-row table:style-name="ro2">
          <table:table-cell office:value-type="string" calcext:value-type="string">
            <text:p>https://help.alibre.com/articles/#!alibre-help-v27/realtime-3d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recovery</text:p>
          </table:table-cell>
        </table:table-row>
        <table:table-row table:style-name="ro2">
          <table:table-cell office:value-type="string" calcext:value-type="string">
            <text:p>https://help.alibre.com/articles/#!alibre-help-v27/recovery-tips</text:p>
          </table:table-cell>
        </table:table-row>
        <table:table-row table:style-name="ro2">
          <table:table-cell office:value-type="string" calcext:value-type="string">
            <text:p>https://help.alibre.com/articles/#!alibre-help-v27/rectangular-hollow-formed-profiles</text:p>
          </table:table-cell>
        </table:table-row>
        <table:table-row table:style-name="ro2">
          <table:table-cell office:value-type="string" calcext:value-type="string">
            <text:p>https://help.alibre.com/articles/#!alibre-help-v27/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reference-geometry-basics</text:p>
          </table:table-cell>
        </table:table-row>
        <table:table-row table:style-name="ro2">
          <table:table-cell office:value-type="string" calcext:value-type="string">
            <text:p>https://help.alibre.com/articles/#!alibre-help-v27/release-your-license-remotely</text:p>
          </table:table-cell>
        </table:table-row>
        <table:table-row table:style-name="ro2">
          <table:table-cell office:value-type="string" calcext:value-type="string">
            <text:p>https://help.alibre.com/articles/#!alibre-help-v27/renaming-sketches</text:p>
          </table:table-cell>
        </table:table-row>
        <table:table-row table:style-name="ro2">
          <table:table-cell office:value-type="string" calcext:value-type="string">
            <text:p>https://help.alibre.com/articles/#!alibre-help-v27/rendering-parts-in-keyshot</text:p>
          </table:table-cell>
        </table:table-row>
        <table:table-row table:style-name="ro2">
          <table:table-cell office:value-type="string" calcext:value-type="string">
            <text:p>https://help.alibre.com/articles/#!alibre-help-v27/retargeting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roll-up-bom-rows-into-a-single-row</text:p>
          </table:table-cell>
        </table:table-row>
        <table:table-row table:style-name="ro2">
          <table:table-cell office:value-type="string" calcext:value-type="string">
            <text:p>https://help.alibre.com/articles/#!alibre-help-v27/rotate-a-component-a-precise-angle</text:p>
          </table:table-cell>
        </table:table-row>
        <table:table-row table:style-name="ro2">
          <table:table-cell office:value-type="string" calcext:value-type="string">
            <text:p>https://help.alibre.com/articles/#!alibre-help-v27/ruled-option</text:p>
          </table:table-cell>
        </table:table-row>
        <table:table-row table:style-name="ro2">
          <table:table-cell office:value-type="string" calcext:value-type="string">
            <text:p>https://help.alibre.com/articles/#!alibre-help-v27/run-the-verbose-log-for-install-trouble</text:p>
          </table:table-cell>
        </table:table-row>
        <table:table-row table:style-name="ro2">
          <table:table-cell office:value-type="string" calcext:value-type="string">
            <text:p>https://help.alibre.com/articles/#!alibre-help-v27/sample-designs</text:p>
          </table:table-cell>
        </table:table-row>
        <table:table-row table:style-name="ro2">
          <table:table-cell office:value-type="string" calcext:value-type="string">
            <text:p>https://help.alibre.com/articles/#!alibre-help-v27/save-an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saving-files-best-practices</text:p>
          </table:table-cell>
        </table:table-row>
        <table:table-row table:style-name="ro2">
          <table:table-cell office:value-type="string" calcext:value-type="string">
            <text:p>https://help.alibre.com/articles/#!alibre-help-v27/scaling-a-sketch</text:p>
          </table:table-cell>
        </table:table-row>
        <table:table-row table:style-name="ro2">
          <table:table-cell office:value-type="string" calcext:value-type="string">
            <text:p>https://help.alibre.com/articles/#!alibre-help-v27/select-a-part-in-an-assembly-work-area</text:p>
          </table:table-cell>
        </table:table-row>
        <table:table-row table:style-name="ro2">
          <table:table-cell office:value-type="string" calcext:value-type="string">
            <text:p>https://help.alibre.com/articles/#!alibre-help-v27/select-a-part-in-a-subassembly-using-the-design-explorer</text:p>
          </table:table-cell>
        </table:table-row>
        <table:table-row table:style-name="ro2">
          <table:table-cell office:value-type="string" calcext:value-type="string">
            <text:p>https://help.alibre.com/articles/#!alibre-help-v27/selecting-by-layer</text:p>
          </table:table-cell>
        </table:table-row>
        <table:table-row table:style-name="ro2">
          <table:table-cell office:value-type="string" calcext:value-type="string">
            <text:p>https://help.alibre.com/articles/#!alibre-help-v27/select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electing-parts-and-sub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servo-cam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-creation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losed-corner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losed-corners-creating-closed-corner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losed-corners-modifying-closed-corner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ntour-base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ntour-base-flanges-creating-contour-base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ntour-base-flanges-modifying-contour-base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nvert-to-sheet-metal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pying-existing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rner-chamfer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rner-chamfers-creating-corner-chamfer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rner-chamfers-modifying-corner-chamfer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rner-round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rner-rounds-creating-corner-round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orner-rounds-modifying-corner-round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reating-a-new-sheet-metal-part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reating-unbent-sheet-metal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ut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uts-creating-cut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cuts-modifying-cut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dimpl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dimples-creating-dimpl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dimples-modifying-dimpl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editing-sketch-bend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flanges-creating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flanges-intersecting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flanges-modifying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flat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hol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lofted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lofted-flanges-creating-circle-circle-lofted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lofted-flanges-creating-rectangle-circle-lofted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lofted-flanges-creating-rectangle-rectangle-lofted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lofted-flanges-modifying-lofted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miter-flang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modifying-rebent-sheet-metal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opening-an-existing-sheet-metal-part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rebend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rebend-creating-rebent-sheet-metal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sketch-bend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sketch-bends-creating-sketch-bend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sketch-bends-creating-sketch-bends-with-bend-relief-cut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sketch-bends-creating-sketch-bends-with-closed-2d-sketche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tab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tabs-creating-tab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tabs-modifying-tabs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unbend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eatures-unbend-modifying-unbent-sheet-metal</text:p>
          </table:table-cell>
        </table:table-row>
        <table:table-row table:style-name="ro2">
          <table:table-cell office:value-type="string" calcext:value-type="string">
            <text:p>https://help.alibre.com/articles/#!alibre-help-v27/sheet-metal-files</text:p>
          </table:table-cell>
        </table:table-row>
        <table:table-row table:style-name="ro2">
          <table:table-cell office:value-type="string" calcext:value-type="string">
            <text:p>https://help.alibre.com/articles/#!alibre-help-v27/shelf-using-global-parameters-to-make-quick-and-easy-edits</text:p>
          </table:table-cell>
        </table:table-row>
        <table:table-row table:style-name="ro2">
          <table:table-cell office:value-type="string" calcext:value-type="string">
            <text:p>https://help.alibre.com/articles/#!alibre-help-v27/side-by-side-installation</text:p>
          </table:table-cell>
        </table:table-row>
        <table:table-row table:style-name="ro2">
          <table:table-cell office:value-type="string" calcext:value-type="string">
            <text:p>https://help.alibre.com/articles/#!alibre-help-v27/simple-driven-catalog-parameter-values</text:p>
          </table:table-cell>
        </table:table-row>
        <table:table-row table:style-name="ro2">
          <table:table-cell office:value-type="string" calcext:value-type="string">
            <text:p>https://help.alibre.com/articles/#!alibre-help-v27/simplify</text:p>
          </table:table-cell>
        </table:table-row>
        <table:table-row table:style-name="ro2">
          <table:table-cell office:value-type="string" calcext:value-type="string">
            <text:p>https://help.alibre.com/articles/#!alibre-help-v27/sketch-constraint-overview</text:p>
          </table:table-cell>
        </table:table-row>
        <table:table-row table:style-name="ro2">
          <table:table-cell office:value-type="string" calcext:value-type="string">
            <text:p>https://help.alibre.com/articles/#!alibre-help-v27/sketch-creation-and-analysi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circles-creating-and-deleting-circl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circles-editing-circl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circular-ar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circular-arcs-creating-and-deleting-circular-ar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circular-arcs-editing-circular-ar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ellips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ellipses-creating-and-deleting-ellips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ellipses-editing-ellips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elliptical-ar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elliptical-arcs-creating-and-deleting-elliptical-ar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elliptical-arcs-editing-elliptical-ar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lines-circl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lines-creating-and-deleting-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lines-editing-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nod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nodes-creating-and-deleting-nod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nodes-editing-nod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polyg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polygons-creating-and-deleting-polyg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polygons-editing-polyg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projecting-to-a-sketch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ctangl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ctangles-creating-and-deleting-rectangl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ctangles-editing-rectangl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ference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ference-figures-creating-and-deleting-reference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ference-figures-creating-figures-by-entering-coordinat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ference-figures-creating-figures-by-entering-coordinates-1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reference-figures-editing-reference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spline-curv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spline-curves-creating-bsp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spline-curves-editing-sp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standard-sketch-shap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standard-sketch-shapes-editing-standard-sketch-shap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standard-sketch-shapes-standard-sketch-shape-pattern-typ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text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text-figures-creating-and-deleting-text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figures-text-figures-editing-text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-extend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-fillets-and-chamfers-on-sketch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-intersect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-mirror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-offsett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-sketch-figure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2d-sketch-operations-trimm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changing-the-base-sketch-of-a-feature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mov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2d-sketching-rotating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-coincident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-collinear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-fixed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-fixed-direction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-inferred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-parallel-and-perpendicular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constraints-tangent-continuous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figures-ar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figures-fille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figures-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figures-nod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figures-project-to-3d-sketch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3d-sketch-figures-sp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current-coordinate-system-and-elevation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3d-sketching-dimensioning-3d-sketch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best-practic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coincident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collinear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concentric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coradial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equal-constraint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fixed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horizontal-and-vertical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inferred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inferred-constraints-configuring-inferred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inferred-constraints-inference-lin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inferred-constraints-midpoint-h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inferred-constraints-suspending-constraint-inferencing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intersection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midline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parallel-and-perpendicular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symmetric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constraints-tangent-constrai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auto-dimensioning-a-sketch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changing-sketch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deleting-sketch-figure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dimensioning-between-a-hole-and-an-edge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dimensioning-distances-or-angles-between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dimensioning-individual-figur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dimensioning-with-dof-callou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dimension-tolerancing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driving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creating-and-deleting-equa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defining-constant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displaying-the-equation-editor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entering-equa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finding-equa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linking-dimension-valu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modifying-equa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operators-and-symbol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equations-showing-or-hiding-equa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modifying-sketch-dimension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real-time-dimensioning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renaming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dimensions-slot-dimension-option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edit-sketch-dialog-box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sketching-basics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sketch-mode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sketch-mode-cursor-behavior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sketch-mode-customizing-the-sketch-mode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sketch-mode-sketching-on-a-face</text:p>
          </table:table-cell>
        </table:table-row>
        <table:table-row table:style-name="ro2">
          <table:table-cell office:value-type="string" calcext:value-type="string">
            <text:p>https://help.alibre.com/articles/#!alibre-help-v27/sketching-snapping-a-view-to-a-working-plane</text:p>
          </table:table-cell>
        </table:table-row>
        <table:table-row table:style-name="ro2">
          <table:table-cell office:value-type="string" calcext:value-type="string">
            <text:p>https://help.alibre.com/articles/#!alibre-help-v27/sketch-mode-basics</text:p>
          </table:table-cell>
        </table:table-row>
        <table:table-row table:style-name="ro2">
          <table:table-cell office:value-type="string" calcext:value-type="string">
            <text:p>https://help.alibre.com/articles/#!alibre-help-v27/sketch-plane-changed-to-unexpected-location</text:p>
          </table:table-cell>
        </table:table-row>
        <table:table-row table:style-name="ro2">
          <table:table-cell office:value-type="string" calcext:value-type="string">
            <text:p>https://help.alibre.com/articles/#!alibre-help-v27/slice-a-part</text:p>
          </table:table-cell>
        </table:table-row>
        <table:table-row table:style-name="ro2">
          <table:table-cell office:value-type="string" calcext:value-type="string">
            <text:p>https://help.alibre.com/articles/#!alibre-help-v27/slow-response</text:p>
          </table:table-cell>
        </table:table-row>
        <table:table-row table:style-name="ro2">
          <table:table-cell office:value-type="string" calcext:value-type="string">
            <text:p>https://help.alibre.com/articles/#!alibre-help-v27/spreadsheet-driven-designs</text:p>
          </table:table-cell>
        </table:table-row>
        <table:table-row table:style-name="ro2">
          <table:table-cell office:value-type="string" calcext:value-type="string">
            <text:p>https://help.alibre.com/articles/#!alibre-help-v27/spreadsheet-driven-designs-relinking-a-spreadsheet-of-parameters-to-a-file</text:p>
          </table:table-cell>
        </table:table-row>
        <table:table-row table:style-name="ro2">
          <table:table-cell office:value-type="string" calcext:value-type="string">
            <text:p>https://help.alibre.com/articles/#!alibre-help-v27/spreadsheet-driven-designs-setting-up-excel</text:p>
          </table:table-cell>
        </table:table-row>
        <table:table-row table:style-name="ro2">
          <table:table-cell office:value-type="string" calcext:value-type="string">
            <text:p>https://help.alibre.com/articles/#!alibre-help-v27/spreadsheet-driven-designs-using-a-spreadsheet-to-drive-designs</text:p>
          </table:table-cell>
        </table:table-row>
        <table:table-row table:style-name="ro2">
          <table:table-cell office:value-type="string" calcext:value-type="string">
            <text:p>https://help.alibre.com/articles/#!alibre-help-v27/spreadsheet-driven-designs-using-configurations-with-spreadsheet-driven-designs</text:p>
          </table:table-cell>
        </table:table-row>
        <table:table-row table:style-name="ro2">
          <table:table-cell office:value-type="string" calcext:value-type="string">
            <text:p>https://help.alibre.com/articles/#!alibre-help-v27/square-hollow-formed-profiles</text:p>
          </table:table-cell>
        </table:table-row>
        <table:table-row table:style-name="ro2">
          <table:table-cell office:value-type="string" calcext:value-type="string">
            <text:p>https://help.alibre.com/articles/#!alibre-help-v27/standard-sketch-shape-patterns</text:p>
          </table:table-cell>
        </table:table-row>
        <table:table-row table:style-name="ro2">
          <table:table-cell office:value-type="string" calcext:value-type="string">
            <text:p>https://help.alibre.com/articles/#!alibre-help-v27/start-a-new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starting-a-new-toolbox-part</text:p>
          </table:table-cell>
        </table:table-row>
        <table:table-row table:style-name="ro2">
          <table:table-cell office:value-type="string" calcext:value-type="string">
            <text:p>https://help.alibre.com/articles/#!alibre-help-v27/step-1-manually-install-network-license-daemon</text:p>
          </table:table-cell>
        </table:table-row>
        <table:table-row table:style-name="ro2">
          <table:table-cell office:value-type="string" calcext:value-type="string">
            <text:p>https://help.alibre.com/articles/#!alibre-help-v27/step-1-option-b-simplified-install-of-network-daemon</text:p>
          </table:table-cell>
        </table:table-row>
        <table:table-row table:style-name="ro2">
          <table:table-cell office:value-type="string" calcext:value-type="string">
            <text:p>https://help.alibre.com/articles/#!alibre-help-v27/step-2-install-server-s-master-license</text:p>
          </table:table-cell>
        </table:table-row>
        <table:table-row table:style-name="ro2">
          <table:table-cell office:value-type="string" calcext:value-type="string">
            <text:p>https://help.alibre.com/articles/#!alibre-help-v27/step-3-install-products</text:p>
          </table:table-cell>
        </table:table-row>
        <table:table-row table:style-name="ro2">
          <table:table-cell office:value-type="string" calcext:value-type="string">
            <text:p>https://help.alibre.com/articles/#!alibre-help-v27/step-4-add-users</text:p>
          </table:table-cell>
        </table:table-row>
        <table:table-row table:style-name="ro2">
          <table:table-cell office:value-type="string" calcext:value-type="string">
            <text:p>https://help.alibre.com/articles/#!alibre-help-v27/step-5-prepare-xml-files</text:p>
          </table:table-cell>
        </table:table-row>
        <table:table-row table:style-name="ro2">
          <table:table-cell office:value-type="string" calcext:value-type="string">
            <text:p>https://help.alibre.com/articles/#!alibre-help-v27/step-6-license-individual-machines-under-local-network-license</text:p>
          </table:table-cell>
        </table:table-row>
        <table:table-row table:style-name="ro2">
          <table:table-cell office:value-type="string" calcext:value-type="string">
            <text:p>https://help.alibre.com/articles/#!alibre-help-v27/step-export-model-units</text:p>
          </table:table-cell>
        </table:table-row>
        <table:table-row table:style-name="ro2">
          <table:table-cell office:value-type="string" calcext:value-type="string">
            <text:p>https://help.alibre.com/articles/#!alibre-help-v27/stl-export-settings</text:p>
          </table:table-cell>
        </table:table-row>
        <table:table-row table:style-name="ro2">
          <table:table-cell office:value-type="string" calcext:value-type="string">
            <text:p>https://help.alibre.com/articles/#!alibre-help-v27/supported-import-format</text:p>
          </table:table-cell>
        </table:table-row>
        <table:table-row table:style-name="ro2">
          <table:table-cell office:value-type="string" calcext:value-type="string">
            <text:p>https://help.alibre.com/articles/#!alibre-help-v27/suppression-options-catalog-parameter-values</text:p>
          </table:table-cell>
        </table:table-row>
        <table:table-row table:style-name="ro2">
          <table:table-cell office:value-type="string" calcext:value-type="string">
            <text:p>https://help.alibre.com/articles/#!alibre-help-v27/supressing-unsupressing-and-removing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check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converting-a-solid-to-a-surface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creating-surfaces-from-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deleting-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insert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mov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scal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splitt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stitching-and-unstitch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thicken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trimming-a-solid-model-with-a-surface</text:p>
          </table:table-cell>
        </table:table-row>
        <table:table-row table:style-name="ro2">
          <table:table-cell office:value-type="string" calcext:value-type="string">
            <text:p>https://help.alibre.com/articles/#!alibre-help-v27/surfacing-trimming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sweep-basics</text:p>
          </table:table-cell>
        </table:table-row>
        <table:table-row table:style-name="ro2">
          <table:table-cell office:value-type="string" calcext:value-type="string">
            <text:p>https://help.alibre.com/articles/#!alibre-help-v27/system-options</text:p>
          </table:table-cell>
        </table:table-row>
        <table:table-row table:style-name="ro2">
          <table:table-cell office:value-type="string" calcext:value-type="string">
            <text:p>https://help.alibre.com/articles/#!alibre-help-v27/system-options-datafolder-help</text:p>
          </table:table-cell>
        </table:table-row>
        <table:table-row table:style-name="ro2">
          <table:table-cell office:value-type="string" calcext:value-type="string">
            <text:p>https://help.alibre.com/articles/#!alibre-help-v27/system-requirements</text:p>
          </table:table-cell>
        </table:table-row>
        <table:table-row table:style-name="ro2">
          <table:table-cell office:value-type="string" calcext:value-type="string">
            <text:p>https://help.alibre.com/articles/#!alibre-help-v27/the-assembly-workspace-design-explorer</text:p>
          </table:table-cell>
        </table:table-row>
        <table:table-row table:style-name="ro2">
          <table:table-cell office:value-type="string" calcext:value-type="string">
            <text:p>https://help.alibre.com/articles/#!alibre-help-v27/the-framework-of-project</text:p>
          </table:table-cell>
        </table:table-row>
        <table:table-row table:style-name="ro2">
          <table:table-cell office:value-type="string" calcext:value-type="string">
            <text:p>https://help.alibre.com/articles/#!alibre-help-v27/the-framework-of-wrap</text:p>
          </table:table-cell>
        </table:table-row>
        <table:table-row table:style-name="ro2">
          <table:table-cell office:value-type="string" calcext:value-type="string">
            <text:p>https://help.alibre.com/articles/#!alibre-help-v27/the-ribbon</text:p>
          </table:table-cell>
        </table:table-row>
        <table:table-row table:style-name="ro2">
          <table:table-cell office:value-type="string" calcext:value-type="string">
            <text:p>https://help.alibre.com/articles/#!alibre-help-v27/thread-catalog-parameter-values</text:p>
          </table:table-cell>
        </table:table-row>
        <table:table-row table:style-name="ro2">
          <table:table-cell office:value-type="string" calcext:value-type="string">
            <text:p>https://help.alibre.com/articles/#!alibre-help-v27/thread-data</text:p>
          </table:table-cell>
        </table:table-row>
        <table:table-row table:style-name="ro2">
          <table:table-cell office:value-type="string" calcext:value-type="string">
            <text:p>https://help.alibre.com/articles/#!alibre-help-v27/thread-data-customization</text:p>
          </table:table-cell>
        </table:table-row>
        <table:table-row table:style-name="ro2">
          <table:table-cell office:value-type="string" calcext:value-type="string">
            <text:p>https://help.alibre.com/articles/#!alibre-help-v27/tips-for-great-renders</text:p>
          </table:table-cell>
        </table:table-row>
        <table:table-row table:style-name="ro2">
          <table:table-cell office:value-type="string" calcext:value-type="string">
            <text:p>https://help.alibre.com/articles/#!alibre-help-v27/toolbox-folder-icons</text:p>
          </table:table-cell>
        </table:table-row>
        <table:table-row table:style-name="ro2">
          <table:table-cell office:value-type="string" calcext:value-type="string">
            <text:p>https://help.alibre.com/articles/#!alibre-help-v27/toolbox-folder-structure</text:p>
          </table:table-cell>
        </table:table-row>
        <table:table-row table:style-name="ro2">
          <table:table-cell office:value-type="string" calcext:value-type="string">
            <text:p>https://help.alibre.com/articles/#!alibre-help-v27/tool-cutting</text:p>
          </table:table-cell>
        </table:table-row>
        <table:table-row table:style-name="ro2">
          <table:table-cell office:value-type="string" calcext:value-type="string">
            <text:p>https://help.alibre.com/articles/#!alibre-help-v27/top-down-design</text:p>
          </table:table-cell>
        </table:table-row>
        <table:table-row table:style-name="ro2">
          <table:table-cell office:value-type="string" calcext:value-type="string">
            <text:p>https://help.alibre.com/articles/#!alibre-help-v27/transfer-license-key-between-computers</text:p>
          </table:table-cell>
        </table:table-row>
        <table:table-row table:style-name="ro2">
          <table:table-cell office:value-type="string" calcext:value-type="string">
            <text:p>https://help.alibre.com/articles/#!alibre-help-v27/transferring-parts-to-keyshot</text:p>
          </table:table-cell>
        </table:table-row>
        <table:table-row table:style-name="ro2">
          <table:table-cell office:value-type="string" calcext:value-type="string">
            <text:p>https://help.alibre.com/articles/#!alibre-help-v27/trialactivationfailed</text:p>
          </table:table-cell>
        </table:table-row>
        <table:table-row table:style-name="ro2">
          <table:table-cell office:value-type="string" calcext:value-type="string">
            <text:p>https://help.alibre.com/articles/#!alibre-help-v27/trialexpired</text:p>
          </table:table-cell>
        </table:table-row>
        <table:table-row table:style-name="ro2">
          <table:table-cell office:value-type="string" calcext:value-type="string">
            <text:p>https://help.alibre.com/articles/#!alibre-help-v27/triangle</text:p>
          </table:table-cell>
        </table:table-row>
        <table:table-row table:style-name="ro2">
          <table:table-cell office:value-type="string" calcext:value-type="string">
            <text:p>https://help.alibre.com/articles/#!alibre-help-v27/twist-minimization</text:p>
          </table:table-cell>
        </table:table-row>
        <table:table-row table:style-name="ro2">
          <table:table-cell office:value-type="string" calcext:value-type="string">
            <text:p>https://help.alibre.com/articles/#!alibre-help-v27/type-11-flanges-according-to-bs-en-1092-pn16</text:p>
          </table:table-cell>
        </table:table-row>
        <table:table-row table:style-name="ro2">
          <table:table-cell office:value-type="string" calcext:value-type="string">
            <text:p>https://help.alibre.com/articles/#!alibre-help-v27/understanding-nodes</text:p>
          </table:table-cell>
        </table:table-row>
        <table:table-row table:style-name="ro2">
          <table:table-cell office:value-type="string" calcext:value-type="string">
            <text:p>https://help.alibre.com/articles/#!alibre-help-v27/undo-and-redo</text:p>
          </table:table-cell>
        </table:table-row>
        <table:table-row table:style-name="ro2">
          <table:table-cell office:value-type="string" calcext:value-type="string">
            <text:p>https://help.alibre.com/articles/#!alibre-help-v27/unexpectedlicensestatus</text:p>
          </table:table-cell>
        </table:table-row>
        <table:table-row table:style-name="ro2">
          <table:table-cell office:value-type="string" calcext:value-type="string">
            <text:p>https://help.alibre.com/articles/#!alibre-help-v27/uninstall-alibre-design</text:p>
          </table:table-cell>
        </table:table-row>
        <table:table-row table:style-name="ro2">
          <table:table-cell office:value-type="string" calcext:value-type="string">
            <text:p>https://help.alibre.com/articles/#!alibre-help-v27/units</text:p>
          </table:table-cell>
        </table:table-row>
        <table:table-row table:style-name="ro2">
          <table:table-cell office:value-type="string" calcext:value-type="string">
            <text:p>https://help.alibre.com/articles/#!alibre-help-v27/unlicensedoffline</text:p>
          </table:table-cell>
        </table:table-row>
        <table:table-row table:style-name="ro2">
          <table:table-cell office:value-type="string" calcext:value-type="string">
            <text:p>https://help.alibre.com/articles/#!alibre-help-v27/unlicensedtrialunavailable</text:p>
          </table:table-cell>
        </table:table-row>
        <table:table-row table:style-name="ro2">
          <table:table-cell office:value-type="string" calcext:value-type="string">
            <text:p>https://help.alibre.com/articles/#!alibre-help-v27/useful-dialogs</text:p>
          </table:table-cell>
        </table:table-row>
        <table:table-row table:style-name="ro2">
          <table:table-cell office:value-type="string" calcext:value-type="string">
            <text:p>https://help.alibre.com/articles/#!alibre-help-v27/user-input-interface</text:p>
          </table:table-cell>
        </table:table-row>
        <table:table-row table:style-name="ro2">
          <table:table-cell office:value-type="string" calcext:value-type="string">
            <text:p>https://help.alibre.com/articles/#!alibre-help-v27/userregistrationrequired</text:p>
          </table:table-cell>
        </table:table-row>
        <table:table-row table:style-name="ro2">
          <table:table-cell office:value-type="string" calcext:value-type="string">
            <text:p>https://help.alibre.com/articles/#!alibre-help-v27/use-your-gpu-to-run-alibre</text:p>
          </table:table-cell>
        </table:table-row>
        <table:table-row table:style-name="ro2">
          <table:table-cell office:value-type="string" calcext:value-type="string">
            <text:p>https://help.alibre.com/articles/#!alibre-help-v27/using-a-gpu-with-keyshot</text:p>
          </table:table-cell>
        </table:table-row>
        <table:table-row table:style-name="ro2">
          <table:table-cell office:value-type="string" calcext:value-type="string">
            <text:p>https://help.alibre.com/articles/#!alibre-help-v27/using-fields-to-auto-populate-data-from-the-model-to-the-drawing-sheet</text:p>
          </table:table-cell>
        </table:table-row>
        <table:table-row table:style-name="ro2">
          <table:table-cell office:value-type="string" calcext:value-type="string">
            <text:p>https://help.alibre.com/articles/#!alibre-help-v27/using-menus</text:p>
          </table:table-cell>
        </table:table-row>
        <table:table-row table:style-name="ro2">
          <table:table-cell office:value-type="string" calcext:value-type="string">
            <text:p>https://help.alibre.com/articles/#!alibre-help-v27/using-planes-and-faces</text:p>
          </table:table-cell>
        </table:table-row>
        <table:table-row table:style-name="ro2">
          <table:table-cell office:value-type="string" calcext:value-type="string">
            <text:p>https://help.alibre.com/articles/#!alibre-help-v27/utility</text:p>
          </table:table-cell>
        </table:table-row>
        <table:table-row table:style-name="ro2">
          <table:table-cell office:value-type="string" calcext:value-type="string">
            <text:p>https://help.alibre.com/articles/#!alibre-help-v27/view-cube</text:p>
          </table:table-cell>
        </table:table-row>
        <table:table-row table:style-name="ro2">
          <table:table-cell office:value-type="string" calcext:value-type="string">
            <text:p>https://help.alibre.com/articles/#!alibre-help-v27/view-styles-overview</text:p>
          </table:table-cell>
        </table:table-row>
        <table:table-row table:style-name="ro2">
          <table:table-cell office:value-type="string" calcext:value-type="string">
            <text:p>https://help.alibre.com/articles/#!alibre-help-v27/wave-washer</text:p>
          </table:table-cell>
        </table:table-row>
        <table:table-row table:style-name="ro2">
          <table:table-cell office:value-type="string" calcext:value-type="string">
            <text:p>https://help.alibre.com/articles/#!alibre-help-v27/what-are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what-are-global-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why-does-draft-angle-stop-working-when-i-use-a-high-value</text:p>
          </table:table-cell>
        </table:table-row>
        <table:table-row table:style-name="ro2">
          <table:table-cell office:value-type="string" calcext:value-type="string">
            <text:p>https://help.alibre.com/articles/#!alibre-help-v27/why-do-my-curved-features-appear-to-be-made-of-multiple-flat-surfaces</text:p>
          </table:table-cell>
        </table:table-row>
        <table:table-row table:style-name="ro2">
          <table:table-cell office:value-type="string" calcext:value-type="string">
            <text:p>https://help.alibre.com/articles/#!alibre-help-v27/why-do-my-dimensions-or-notes-not-show-up-nor-persist-in-2d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windows-10-october-update-1809-causing-red-x-in-ribbon</text:p>
          </table:table-cell>
        </table:table-row>
        <table:table-row table:style-name="ro2">
          <table:table-cell office:value-type="string" calcext:value-type="string">
            <text:p>https://help.alibre.com/articles/#!alibre-help-v27/word-wrap-in-a-bom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configura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3d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3d-section-views-creating-3d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3d-section-views-modifying-3d-section-view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measuring-a-hole-center-to-a-hole-center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measuring-a-hole-center-to-a-vertex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measuring-a-hole-edge-to-a-hole-edge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measuring-angl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measuring-distanc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regenerating-measurement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setting-measurement-unit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viewing-measurements-in-a-workspace-window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measuring-viewing-properties-with-the-measurement-tool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part-color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part-colors-coloring-individual-fac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part-colors-coloring-individual-featur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part-colors-printing-3d-color-imag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-inserting-an-axis-along-a-linear-edge-of-a-mo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-inserting-an-axis-at-the-intersection-of-two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-inserting-an-axis-normal-to-a-plane-or-face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-inserting-an-axis-offset-and-parallel-to-an-e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-inserting-an-axis-on-a-specific-plane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-inserting-an-axis-through-the-center-of-a-cyl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axes-inserting-an-axis-through-two-point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datum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deleting-and-editing-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hiding-or-showing-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n-offset-plane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at-an-an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normal-t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on-a-face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on-sketch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through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through-1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through-2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plane-through-3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lanes-inserting-planes-inserting-a-tangent-plane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1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2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3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4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5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6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7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8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points-and-nodes-inserting-points-inserting-a-poin-9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reference-geometry-selecting-reference-geometry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viewing-the-physical-properties-of-a-part-or-assembly</text:p>
          </table:table-cell>
        </table:table-row>
        <table:table-row table:style-name="ro2">
          <table:table-cell office:value-type="string" calcext:value-type="string">
            <text:p>https://help.alibre.com/articles/#!alibre-help-v27/working-with-parts-assemblies-viewing-the-physical-properties-or-a-part-hatch-pattern-definit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about-split-view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efault-shortcut-key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isplay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isplay-display-accelerat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isplay-part-display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annotat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alternative-units-and-text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circular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foreshortened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lines-and-arrow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line-suppress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ordinate-dimens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text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dimension-styles-units-and-toleranc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mensions-setting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display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general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hatching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layer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thread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view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views-broken-view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views-detailing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views-detail-view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drawing-properties-views-section-view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grid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grid-setting-the-grid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grid-showing-or-hiding-the-grid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grid-snapping-to-the-grid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menu-structure-custom-toolbar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menu-structure-toolbar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olar-snapping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dimens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display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general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general-file-save-types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general-general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general-managing-custom-part-data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general-part-data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sheet-metal-parameter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unit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units-dual-dimension-propert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properties-units-general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aving-and-transfering-user-setting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howing-or-hiding-annota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howing-or-hiding-sketch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all-workspaces-design-tree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all-workspaces-general-system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all-workspaces-keyboard-shortcut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all-workspaces-mouse-interact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all-workspaces-sketching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display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display-color-scheme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display-general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drawing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drawings-pdf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drawings-sketching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drawings-viewing-interact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interoperability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interoperability-general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interoperability-iges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interoperability-step-export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interoperability-stl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parts-assemblie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parts-assemblies-design-interaction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parts-assemblies-design-viewing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parts-assemblies-sketching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parts-preview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system-options-recovery-options</text:p>
          </table:table-cell>
        </table:table-row>
        <table:table-row table:style-name="ro2">
          <table:table-cell office:value-type="string" calcext:value-type="string">
            <text:p>https://help.alibre.com/articles/#!alibre-help-v27/workspace-preferences-working-with-redlines</text:p>
          </table:table-cell>
        </table:table-row>
        <table:table-row table:style-name="ro2">
          <table:table-cell office:value-type="string" calcext:value-type="string">
            <text:p>https://help.alibre.com/articles/#!alibre-help-v27/wrap-vs-project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Assembly-Constraint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Bolt-Creato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alculating-Length-of-Curve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ap-Screw-ISO-4762-Bolt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opy-sketch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reate-and-Modify-Global-Parameter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reate-Reference-Planes-Axes-and-Point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reating-a-3D-Sketch-with-a-Spline-and-an-Arc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reating-a-Cylinder-Between-Two-Point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reating-and-Manipulating-Assemblie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Custom-Values-and-Settings-Window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Default-Reference-Geometry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Drop-Down-List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Everyone-Loves-a-Slinky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Gear-Example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Geodesic-Dome-Reference-Geometry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Getting-User-Input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Helical-spring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Import-points-from-a-CSV-file-rotate-them-and-connect-into-a-polyline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Importing-File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Joint-Creato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List-All-Parts-in-an-Assembly-and-Sub-Assemblie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Lofting-with-a-Guide-Curve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Midplane-Extrusion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Mobius-Strip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Modify-an-Existing-Part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Parameters-with-Unit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Pocket-Hole-Creato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Polygon-Incircle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Profile-and-Sweep-Path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Reading-from-a-Spreadsheet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Rectangular-hollow-formed-profile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Reference-Geometry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Scaling-a-Sketch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Servo-Cam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Slice-a-Part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Square-hollow-formed-profile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Supressing-Unsupressing-and-Removing-Feature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Tool-Cutting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Triangle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Type-11-flanges-according-to-BS-EN-1092-PN16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Unit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Useful-Dialog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Wave-washe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examples/blob/master/Working-with-Configurations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Import%20and%20Export/Part%20Exporte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Import%20and%20Export/STL%20Exporte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Mathematical/Equation%20Sketche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Mechanical/Gear%20Generato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Utilities/File%20Copie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Utilities/Image%20to%20Python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Utilities/Pattern%20Along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Utilities/Sketch%20Copie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Woodworking/Joint%20Creator.py</text:p>
          </table:table-cell>
        </table:table-row>
        <table:table-row table:style-name="ro2">
          <table:table-cell office:value-type="string" calcext:value-type="string">
            <text:p>https://github.com/Testbed-for-Alibre-Design/alibre-script-library-examples/blob/master/Woodworking/Pocket%20Hole%20Creator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5:02:47.1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0T15:05:12.783000000</dc:date>
    <meta:editing-duration>PT10M27S</meta:editing-duration>
    <meta:editing-cycles>3</meta:editing-cycles>
    <meta:generator>LibreOffice/24.2.3.2$Windows_X86_64 LibreOffice_project/433d9c2ded56988e8a90e6b2e771ee4e6a5ab2ba</meta:generator>
    <meta:document-statistic meta:table-count="2" meta:cell-count="2243" meta:object-count="0"/>
  </office:meta>
</office:document-meta>
</file>